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33.87mm"/>
    </style:style>
    <style:style style:name="co4" style:family="table-column">
      <style:table-column-properties fo:break-before="auto" style:column-width="19.8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80" fo:border-right="none" fo:border-top="non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#4472c4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-bottom="none" fo:background-color="#4472c4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/>
    </style:style>
    <style:style style:name="ce26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00" fo:border-right="none" fo:border-top="none" style:vertical-align="automatic"/>
      <style:paragraph-properties fo:text-align="center"/>
      <style:text-properties fo:color="#ffffff"/>
    </style:style>
    <style:style style:name="ce23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50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51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666666" fo:font-weight="normal" style:font-weight-asian="normal" style:font-weight-complex="normal"/>
    </style:style>
    <style:style style:name="ce52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fo:color="#666666" fo:font-weight="normal" style:font-weight-asian="normal" style:font-weight-complex="normal"/>
    </style:style>
    <style:style style:name="ce53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666666" fo:font-weight="normal" style:font-weight-asian="normal" style:font-weight-complex="normal"/>
    </style:style>
    <style:style style:name="ce54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56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57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fo:color="#666666"/>
    </style:style>
    <style:style style:name="ce59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60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6pt solid #000000" fo:background-color="#4472c4" style:text-align-source="fix" style:repeat-content="false" fo:border-left="none" fo:border-right="none" fo:border-top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3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64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65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61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6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68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6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70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7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8" style:family="table-cell" style:parent-style-name="Default" style:data-style-name="N0">
      <style:table-cell-properties fo:border-bottom="0.06pt solid #000000" fo:background-color="#4472c4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7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7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7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78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79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80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8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2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7" table:default-cell-style-name="ce1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10" table:number-rows-spanned="1">
            <text:p>Temps d'exécution médian</text:p>
          </table:table-cell>
          <table:covered-table-cell table:number-columns-repeated="9"/>
          <table:table-cell>
            <draw:frame table:end-cell-address="Feuil1.W38" table:end-x="9.81mm" table:end-y="3.75mm" draw:z-index="0" draw:name="Graphique 5" draw:style-name="gr1" svg:width="228.9mm" svg:height="153.78mm" svg:x="13.76mm" svg:y="3.44mm">
              <draw:object draw:notify-on-update-of-ranges="Feuil1.D8:Feuil1.K8 Feuil1.C9:Feuil1.C9 Feuil1.D9:Feuil1.K9 Feuil1.C10:Feuil1.C10 Feuil1.D10:Feuil1.K10 Feuil1.C11:Feuil1.C11 Feuil1.D11:Feuil1.K11 Feuil1.C12:Feuil1.C12 Feuil1.D12:Feuil1.K12 Feuil1.C13:Feuil1.C13 Feuil1.D13:Feuil1.K13 Feuil1.C14:Feuil1.C14 Feuil1.D14:Feuil1.K14 Feuil1.C15:Feuil1.C15 Feuil1.D15:Feuil1.K15 Feuil1.C16:Feuil1.C16 Feuil1.D16:Feuil1.K16 Feuil1.C17:Feuil1.C17 Feuil1.D17:Feuil1.K17 Feuil1.C18:Feuil1.C18 Feuil1.D18:Feuil1.K18 Feuil1.C19:Feuil1.C19 Feuil1.D19:Feuil1.K19 Feuil1.C20:Feuil1.C20 Feuil1.D20:Feuil1.K20 Feuil1.C21:Feuil1.C21 Feuil1.D21:Feuil1.K21 Feuil1.C22:Feuil1.C22 Feuil1.D22:Feuil1.K22 Feuil1.C23:Feuil1.C23 Feuil1.D23:Feuil1.K23 Feuil1.C24:Feuil1.C24 Feuil1.D24:Feuil1.K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Feuil1.AH38" table:end-x="5.86mm" table:end-y="3.75mm" draw:z-index="1" draw:name="Graphique 7" draw:style-name="gr1" svg:width="228.81mm" svg:height="153.78mm" svg:x="9.9mm" svg:y="3.44mm">
              <draw:object draw:notify-on-update-of-ranges="Feuil1.D8:Feuil1.K8 Feuil1.C10:Feuil1.C10 Feuil1.D10:Feuil1.K10 Feuil1.C11:Feuil1.C11 Feuil1.D11:Feuil1.K11 Feuil1.C12:Feuil1.C12 Feuil1.D12:Feuil1.K12 Feuil1.C13:Feuil1.C13 Feuil1.D13:Feuil1.K13 Feuil1.C15:Feuil1.C15 Feuil1.D15:Feuil1.K15 Feuil1.C16:Feuil1.C16 Feuil1.D16:Feuil1.K16 Feuil1.C17:Feuil1.C17 Feuil1.D17:Feuil1.K17 Feuil1.C18:Feuil1.C18 Feuil1.D18:Feuil1.K18 Feuil1.C20:Feuil1.C20 Feuil1.D20:Feuil1.K20 Feuil1.C21:Feuil1.C21 Feuil1.D21:Feuil1.K21 Feuil1.C22:Feuil1.C22 Feuil1.D22:Feuil1.K22 Feuil1.C23:Feuil1.C23 Feuil1.D23:Feuil1.K23 Feuil1.C24:Feuil1.C24 Feuil1.D24:Feuil1.K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16" office:value-type="string" calcext:value-type="string">
            <text:p>Convergence</text:p>
          </table:table-cell>
          <table:table-cell table:style-name="ce23" office:value-type="string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6" office:value-type="string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6</text:p>
          </table:table-cell>
          <table:table-cell table:style-name="ce36" office:value-type="string" calcext:value-type="string">
            <text:p>7</text:p>
          </table:table-cell>
          <table:table-cell table:style-name="ce58" office:value-type="string" calcext:value-type="string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P</text:p>
          </table:table-cell>
          <table:table-cell table:style-name="ce50" office:value-type="float" office:value="44.465" calcext:value-type="float">
            <text:p>44,47</text:p>
          </table:table-cell>
          <table:table-cell table:style-name="ce50" office:value-type="float" office:value="131.099" calcext:value-type="float">
            <text:p>131,10</text:p>
          </table:table-cell>
          <table:table-cell table:style-name="ce50" office:value-type="float" office:value="348.464" calcext:value-type="float">
            <text:p>348,46</text:p>
          </table:table-cell>
          <table:table-cell table:style-name="ce50" office:value-type="float" office:value="283.24" calcext:value-type="float">
            <text:p>283,24</text:p>
          </table:table-cell>
          <table:table-cell table:style-name="ce50" office:value-type="float" office:value="14.166" calcext:value-type="float">
            <text:p>14,17</text:p>
          </table:table-cell>
          <table:table-cell table:style-name="ce50" office:value-type="float" office:value="216.628" calcext:value-type="float">
            <text:p>216,63</text:p>
          </table:table-cell>
          <table:table-cell table:style-name="ce69" office:value-type="float" office:value="44.719" calcext:value-type="float">
            <text:p>44,72</text:p>
          </table:table-cell>
          <table:table-cell table:style-name="ce74" office:value-type="float" office:value="119.918" calcext:value-type="float">
            <text:p>119,9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P_OMP</text:p>
          </table:table-cell>
          <table:table-cell table:style-name="ce50" office:value-type="float" office:value="9.873" calcext:value-type="float">
            <text:p>9,87</text:p>
          </table:table-cell>
          <table:table-cell table:style-name="ce50" office:value-type="float" office:value="24.623" calcext:value-type="float">
            <text:p>24,62</text:p>
          </table:table-cell>
          <table:table-cell table:style-name="ce50" office:value-type="float" office:value="58.495" calcext:value-type="float">
            <text:p>58,50</text:p>
          </table:table-cell>
          <table:table-cell table:style-name="ce50" office:value-type="float" office:value="54.38" calcext:value-type="float">
            <text:p>54,38</text:p>
          </table:table-cell>
          <table:table-cell table:style-name="ce50" office:value-type="float" office:value="5.166" calcext:value-type="float">
            <text:p>5,17</text:p>
          </table:table-cell>
          <table:table-cell table:style-name="ce50" office:value-type="float" office:value="46.863" calcext:value-type="float">
            <text:p>46,86</text:p>
          </table:table-cell>
          <table:table-cell table:style-name="ce69" office:value-type="float" office:value="14.839" calcext:value-type="float">
            <text:p>14,84</text:p>
          </table:table-cell>
          <table:table-cell table:style-name="ce74" office:value-type="float" office:value="24.685" calcext:value-type="float">
            <text:p>24,6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P_OMP_AVX</text:p>
          </table:table-cell>
          <table:table-cell table:style-name="ce50" office:value-type="float" office:value="3.108" calcext:value-type="float">
            <text:p>3,11</text:p>
          </table:table-cell>
          <table:table-cell table:style-name="ce50" office:value-type="float" office:value="7.532" calcext:value-type="float">
            <text:p>7,53</text:p>
          </table:table-cell>
          <table:table-cell table:style-name="ce50" office:value-type="float" office:value="17.956" calcext:value-type="float">
            <text:p>17,96</text:p>
          </table:table-cell>
          <table:table-cell table:style-name="ce50" office:value-type="float" office:value="15.544" calcext:value-type="float">
            <text:p>15,54</text:p>
          </table:table-cell>
          <table:table-cell table:style-name="ce50" office:value-type="float" office:value="2.019" calcext:value-type="float">
            <text:p>2,02</text:p>
          </table:table-cell>
          <table:table-cell table:style-name="ce50" office:value-type="float" office:value="13.973" calcext:value-type="float">
            <text:p>13,97</text:p>
          </table:table-cell>
          <table:table-cell table:style-name="ce69" office:value-type="float" office:value="4.519" calcext:value-type="float">
            <text:p>4,52</text:p>
          </table:table-cell>
          <table:table-cell table:style-name="ce74" office:value-type="float" office:value="7.27" calcext:value-type="float">
            <text:p>7,27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P_OMP_AVX+</text:p>
          </table:table-cell>
          <table:table-cell table:style-name="ce50" office:value-type="float" office:value="2.469" calcext:value-type="float">
            <text:p>2,47</text:p>
          </table:table-cell>
          <table:table-cell table:style-name="ce50" office:value-type="float" office:value="6.12" calcext:value-type="float">
            <text:p>6,12</text:p>
          </table:table-cell>
          <table:table-cell table:style-name="ce50" office:value-type="float" office:value="15.184" calcext:value-type="float">
            <text:p>15,18</text:p>
          </table:table-cell>
          <table:table-cell table:style-name="ce50" office:value-type="float" office:value="12.598" calcext:value-type="float">
            <text:p>12,60</text:p>
          </table:table-cell>
          <table:table-cell table:style-name="ce50" office:value-type="float" office:value="1.608" calcext:value-type="float">
            <text:p>1,61</text:p>
          </table:table-cell>
          <table:table-cell table:style-name="ce50" office:value-type="float" office:value="11.019" calcext:value-type="float">
            <text:p>11,02</text:p>
          </table:table-cell>
          <table:table-cell table:style-name="ce69" office:value-type="float" office:value="3.511" calcext:value-type="float">
            <text:p>3,51</text:p>
          </table:table-cell>
          <table:table-cell table:style-name="ce74" office:value-type="float" office:value="5.75" calcext:value-type="float">
            <text:p>5,75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DP_OMP_AVX++</text:p>
          </table:table-cell>
          <table:table-cell table:style-name="ce50" office:value-type="float" office:value="3.752" calcext:value-type="float">
            <text:p>3,75</text:p>
          </table:table-cell>
          <table:table-cell table:style-name="ce50" office:value-type="float" office:value="9.786" calcext:value-type="float">
            <text:p>9,79</text:p>
          </table:table-cell>
          <table:table-cell table:style-name="ce50" office:value-type="float" office:value="22.413" calcext:value-type="float">
            <text:p>22,41</text:p>
          </table:table-cell>
          <table:table-cell table:style-name="ce50" office:value-type="float" office:value="19.866" calcext:value-type="float">
            <text:p>19,87</text:p>
          </table:table-cell>
          <table:table-cell table:style-name="ce50" office:value-type="float" office:value="2.306" calcext:value-type="float">
            <text:p>2,31</text:p>
          </table:table-cell>
          <table:table-cell table:style-name="ce50" office:value-type="float" office:value="17.097" calcext:value-type="float">
            <text:p>17,10</text:p>
          </table:table-cell>
          <table:table-cell table:style-name="ce69" office:value-type="float" office:value="5.442" calcext:value-type="float">
            <text:p>5,44</text:p>
          </table:table-cell>
          <table:table-cell table:style-name="ce74" office:value-type="float" office:value="9.039" calcext:value-type="float">
            <text:p>9,04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SP</text:p>
          </table:table-cell>
          <table:table-cell table:style-name="ce51" office:value-type="float" office:value="26.934" calcext:value-type="float">
            <text:p>26,93</text:p>
          </table:table-cell>
          <table:table-cell table:style-name="ce51" office:value-type="float" office:value="114.894" calcext:value-type="float">
            <text:p>114,89</text:p>
          </table:table-cell>
          <table:table-cell table:style-name="ce51" office:value-type="float" office:value="323.897" calcext:value-type="float">
            <text:p>323,90</text:p>
          </table:table-cell>
          <table:table-cell table:style-name="ce51" office:value-type="float" office:value="238.879" calcext:value-type="float">
            <text:p>238,88</text:p>
          </table:table-cell>
          <table:table-cell table:style-name="ce64" office:value-type="float" office:value="14.546" calcext:value-type="float">
            <text:p>14,55</text:p>
          </table:table-cell>
          <table:table-cell table:style-name="ce64" office:value-type="float" office:value="218.021" calcext:value-type="float">
            <text:p>218,02</text:p>
          </table:table-cell>
          <table:table-cell table:style-name="ce70" office:value-type="float" office:value="45.206" calcext:value-type="float">
            <text:p>45,21</text:p>
          </table:table-cell>
          <table:table-cell table:style-name="ce75" office:value-type="float" office:value="120.398" calcext:value-type="float">
            <text:p>120,40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P_OMP</text:p>
          </table:table-cell>
          <table:table-cell table:style-name="ce52" office:value-type="float" office:value="6.889" calcext:value-type="float">
            <text:p>6,89</text:p>
          </table:table-cell>
          <table:table-cell table:style-name="ce52" office:value-type="float" office:value="27.599" calcext:value-type="float">
            <text:p>27,60</text:p>
          </table:table-cell>
          <table:table-cell table:style-name="ce52" office:value-type="float" office:value="66.422" calcext:value-type="float">
            <text:p>66,42</text:p>
          </table:table-cell>
          <table:table-cell table:style-name="ce52" office:value-type="float" office:value="57.733" calcext:value-type="float">
            <text:p>57,73</text:p>
          </table:table-cell>
          <table:table-cell table:style-name="ce50" office:value-type="float" office:value="6.289" calcext:value-type="float">
            <text:p>6,29</text:p>
          </table:table-cell>
          <table:table-cell table:style-name="ce50" office:value-type="float" office:value="57.676" calcext:value-type="float">
            <text:p>57,68</text:p>
          </table:table-cell>
          <table:table-cell table:style-name="ce69" office:value-type="float" office:value="18.154" calcext:value-type="float">
            <text:p>18,15</text:p>
          </table:table-cell>
          <table:table-cell table:style-name="ce74" office:value-type="float" office:value="30.624" calcext:value-type="float">
            <text:p>30,6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SP_OMP_AVX</text:p>
          </table:table-cell>
          <table:table-cell table:style-name="ce52" office:value-type="float" office:value="1.428" calcext:value-type="float">
            <text:p>1,43</text:p>
          </table:table-cell>
          <table:table-cell table:style-name="ce52" office:value-type="float" office:value="3.627" calcext:value-type="float">
            <text:p>3,63</text:p>
          </table:table-cell>
          <table:table-cell table:style-name="ce52" office:value-type="float" office:value="9.727" calcext:value-type="float">
            <text:p>9,73</text:p>
          </table:table-cell>
          <table:table-cell table:style-name="ce52" office:value-type="float" office:value="6.902" calcext:value-type="float">
            <text:p>6,90</text:p>
          </table:table-cell>
          <table:table-cell table:style-name="ce50" office:value-type="float" office:value="1.312" calcext:value-type="float">
            <text:p>1,31</text:p>
          </table:table-cell>
          <table:table-cell table:style-name="ce50" office:value-type="float" office:value="7.457" calcext:value-type="float">
            <text:p>7,46</text:p>
          </table:table-cell>
          <table:table-cell table:style-name="ce69" office:value-type="float" office:value="2.417" calcext:value-type="float">
            <text:p>2,42</text:p>
          </table:table-cell>
          <table:table-cell table:style-name="ce74" office:value-type="float" office:value="3.826" calcext:value-type="float">
            <text:p>3,83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P_OMP_AVX+</text:p>
          </table:table-cell>
          <table:table-cell table:style-name="ce52" office:value-type="float" office:value="1.204" calcext:value-type="float">
            <text:p>1,20</text:p>
          </table:table-cell>
          <table:table-cell table:style-name="ce52" office:value-type="float" office:value="3.002" calcext:value-type="float">
            <text:p>3,00</text:p>
          </table:table-cell>
          <table:table-cell table:style-name="ce52" office:value-type="float" office:value="8.172" calcext:value-type="float">
            <text:p>8,17</text:p>
          </table:table-cell>
          <table:table-cell table:style-name="ce52" office:value-type="float" office:value="5.826" calcext:value-type="float">
            <text:p>5,83</text:p>
          </table:table-cell>
          <table:table-cell table:style-name="ce50" office:value-type="float" office:value="1.195" calcext:value-type="float">
            <text:p>1,20</text:p>
          </table:table-cell>
          <table:table-cell table:style-name="ce50" office:value-type="float" office:value="6.072" calcext:value-type="float">
            <text:p>6,07</text:p>
          </table:table-cell>
          <table:table-cell table:style-name="ce69" office:value-type="float" office:value="1.868" calcext:value-type="float">
            <text:p>1,87</text:p>
          </table:table-cell>
          <table:table-cell table:style-name="ce74" office:value-type="float" office:value="2.985" calcext:value-type="float">
            <text:p>2,99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SP_OMP_AVX++</text:p>
          </table:table-cell>
          <table:table-cell table:style-name="ce53" table:number-columns-repeated="4"/>
          <table:table-cell table:style-name="ce65" table:number-columns-repeated="2"/>
          <table:table-cell table:style-name="ce71"/>
          <table:table-cell table:style-name="ce76"/>
          <table:table-cell table:number-columns-repeated="1013"/>
        </table:table-row>
        <table:table-row table:style-name="ro2">
          <table:table-cell/>
          <table:table-cell table:style-name="ce14" office:value-type="float" office:value="11" calcext:value-type="float">
            <text:p>11</text:p>
          </table:table-cell>
          <table:table-cell table:style-name="ce9" office:value-type="string" calcext:value-type="string">
            <text:p>FP</text:p>
          </table:table-cell>
          <table:table-cell table:style-name="ce51" office:value-type="float" office:value="29.466" calcext:value-type="float">
            <text:p>29,47</text:p>
          </table:table-cell>
          <table:table-cell table:style-name="ce51" office:value-type="float" office:value="112.523" calcext:value-type="float">
            <text:p>112,52</text:p>
          </table:table-cell>
          <table:table-cell table:style-name="ce51" office:value-type="float" office:value="337.063" calcext:value-type="float">
            <text:p>337,06</text:p>
          </table:table-cell>
          <table:table-cell table:style-name="ce51" office:value-type="float" office:value="123.584" calcext:value-type="float">
            <text:p>123,58</text:p>
          </table:table-cell>
          <table:table-cell table:style-name="ce50" office:value-type="float" office:value="14.957" calcext:value-type="float">
            <text:p>14,96</text:p>
          </table:table-cell>
          <table:table-cell table:style-name="ce50" office:value-type="float" office:value="210.548" calcext:value-type="float">
            <text:p>210,55</text:p>
          </table:table-cell>
          <table:table-cell table:style-name="ce69" office:value-type="float" office:value="43.885" calcext:value-type="float">
            <text:p>43,89</text:p>
          </table:table-cell>
          <table:table-cell table:style-name="ce74" office:value-type="float" office:value="116.306" calcext:value-type="float">
            <text:p>116,31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FP_OMP</text:p>
          </table:table-cell>
          <table:table-cell table:style-name="ce52" office:value-type="float" office:value="7.847" calcext:value-type="float">
            <text:p>7,85</text:p>
          </table:table-cell>
          <table:table-cell table:style-name="ce52" office:value-type="float" office:value="25.445" calcext:value-type="float">
            <text:p>25,45</text:p>
          </table:table-cell>
          <table:table-cell table:style-name="ce52" office:value-type="float" office:value="68.313" calcext:value-type="float">
            <text:p>68,31</text:p>
          </table:table-cell>
          <table:table-cell table:style-name="ce52" office:value-type="float" office:value="89.895" calcext:value-type="float">
            <text:p>89,90</text:p>
          </table:table-cell>
          <table:table-cell table:style-name="ce50" office:value-type="float" office:value="5.617" calcext:value-type="float">
            <text:p>5,62</text:p>
          </table:table-cell>
          <table:table-cell table:style-name="ce50" office:value-type="float" office:value="53.83" calcext:value-type="float">
            <text:p>53,83</text:p>
          </table:table-cell>
          <table:table-cell table:style-name="ce69" office:value-type="float" office:value="15.421" calcext:value-type="float">
            <text:p>15,42</text:p>
          </table:table-cell>
          <table:table-cell table:style-name="ce74" office:value-type="float" office:value="28.342" calcext:value-type="float">
            <text:p>28,3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P_OMP_SSE</text:p>
          </table:table-cell>
          <table:table-cell table:style-name="ce50" table:number-columns-repeated="6"/>
          <table:table-cell table:style-name="ce69"/>
          <table:table-cell table:style-name="ce74"/>
          <table:table-cell table:number-columns-repeated="1013"/>
        </table:table-row>
        <table:table-row table:style-name="ro2">
          <table:table-cell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P_OMP_SSE+</text:p>
          </table:table-cell>
          <table:table-cell table:style-name="ce50" table:number-columns-repeated="6"/>
          <table:table-cell table:style-name="ce69"/>
          <table:table-cell table:style-name="ce74"/>
          <table:table-cell table:number-columns-repeated="1013"/>
        </table:table-row>
        <table:table-row table:style-name="ro2">
          <table:table-cell/>
          <table:table-cell table:style-name="ce13" office:value-type="float" office:value="14" calcext:value-type="float">
            <text:p>14</text:p>
          </table:table-cell>
          <table:table-cell table:style-name="ce21" office:value-type="string" calcext:value-type="string">
            <text:p>FP_OMP_SSE++</text:p>
          </table:table-cell>
          <table:table-cell table:style-name="ce50" table:number-columns-repeated="6"/>
          <table:table-cell table:style-name="ce69"/>
          <table:table-cell table:style-name="ce74"/>
          <table:table-cell table:number-columns-repeated="1013"/>
        </table:table-row>
        <table:table-row table:style-name="ro2">
          <table:table-cell/>
          <table:table-cell table:style-name="ce13" office:value-type="float" office:value="16" calcext:value-type="float">
            <text:p>16</text:p>
          </table:table-cell>
          <table:table-cell table:style-name="ce26" office:value-type="string" calcext:value-type="string">
            <text:p>CUDA</text:p>
          </table:table-cell>
          <table:table-cell table:style-name="ce54"/>
          <table:table-cell table:style-name="ce63" table:number-columns-repeated="5"/>
          <table:table-cell table:style-name="ce72"/>
          <table:table-cell table:style-name="ce77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10" table:number-rows-spanned="1">
            <text:p>Temps d'exécution moye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23" office:value-type="string" calcext:value-type="string">
            <text:p>Convergence</text:p>
          </table:table-cell>
          <table:table-cell table:style-name="ce23" office:value-type="string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6" office:value-type="string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6</text:p>
          </table:table-cell>
          <table:table-cell table:style-name="ce36" office:value-type="string" calcext:value-type="string">
            <text:p>7</text:p>
          </table:table-cell>
          <table:table-cell table:style-name="ce58" office:value-type="string" calcext:value-type="string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P</text:p>
          </table:table-cell>
          <table:table-cell table:style-name="ce55" office:value-type="float" office:value="44.466" calcext:value-type="float">
            <text:p>44,47</text:p>
          </table:table-cell>
          <table:table-cell table:style-name="ce60" office:value-type="float" office:value="131.145" calcext:value-type="float">
            <text:p>131,15</text:p>
          </table:table-cell>
          <table:table-cell table:style-name="ce60" office:value-type="float" office:value="348.46" calcext:value-type="float">
            <text:p>348,46</text:p>
          </table:table-cell>
          <table:table-cell table:style-name="ce60" office:value-type="float" office:value="283.187" calcext:value-type="float">
            <text:p>283,19</text:p>
          </table:table-cell>
          <table:table-cell table:style-name="ce60" office:value-type="float" office:value="14.168" calcext:value-type="float">
            <text:p>14,17</text:p>
          </table:table-cell>
          <table:table-cell table:style-name="ce66" office:value-type="float" office:value="216.63" calcext:value-type="float">
            <text:p>216,63</text:p>
          </table:table-cell>
          <table:table-cell table:style-name="ce66" office:value-type="float" office:value="44.728" calcext:value-type="float">
            <text:p>44,73</text:p>
          </table:table-cell>
          <table:table-cell table:style-name="ce78" office:value-type="float" office:value="119.952" calcext:value-type="float">
            <text:p>119,95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P_OMP</text:p>
          </table:table-cell>
          <table:table-cell table:style-name="ce55" office:value-type="float" office:value="9.876" calcext:value-type="float">
            <text:p>9,88</text:p>
          </table:table-cell>
          <table:table-cell table:style-name="ce60" office:value-type="float" office:value="24.695" calcext:value-type="float">
            <text:p>24,70</text:p>
          </table:table-cell>
          <table:table-cell table:style-name="ce60" office:value-type="float" office:value="58.549" calcext:value-type="float">
            <text:p>58,55</text:p>
          </table:table-cell>
          <table:table-cell table:style-name="ce60" office:value-type="float" office:value="54.412" calcext:value-type="float">
            <text:p>54,41</text:p>
          </table:table-cell>
          <table:table-cell table:style-name="ce60" office:value-type="float" office:value="5.168" calcext:value-type="float">
            <text:p>5,17</text:p>
          </table:table-cell>
          <table:table-cell table:style-name="ce66" office:value-type="float" office:value="46.991" calcext:value-type="float">
            <text:p>46,99</text:p>
          </table:table-cell>
          <table:table-cell table:style-name="ce66" office:value-type="float" office:value="14.845" calcext:value-type="float">
            <text:p>14,85</text:p>
          </table:table-cell>
          <table:table-cell table:style-name="ce78" office:value-type="float" office:value="24.688" calcext:value-type="float">
            <text:p>24,6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P_OMP_AVX</text:p>
          </table:table-cell>
          <table:table-cell table:style-name="ce55" office:value-type="float" office:value="3.122" calcext:value-type="float">
            <text:p>3,12</text:p>
          </table:table-cell>
          <table:table-cell table:style-name="ce60" office:value-type="float" office:value="7.531" calcext:value-type="float">
            <text:p>7,53</text:p>
          </table:table-cell>
          <table:table-cell table:style-name="ce60" office:value-type="float" office:value="18.104" calcext:value-type="float">
            <text:p>18,10</text:p>
          </table:table-cell>
          <table:table-cell table:style-name="ce60" office:value-type="float" office:value="15.547" calcext:value-type="float">
            <text:p>15,55</text:p>
          </table:table-cell>
          <table:table-cell table:style-name="ce60" office:value-type="float" office:value="2.028" calcext:value-type="float">
            <text:p>2,03</text:p>
          </table:table-cell>
          <table:table-cell table:style-name="ce66" office:value-type="float" office:value="13.984" calcext:value-type="float">
            <text:p>13,98</text:p>
          </table:table-cell>
          <table:table-cell table:style-name="ce66" office:value-type="float" office:value="4.528" calcext:value-type="float">
            <text:p>4,53</text:p>
          </table:table-cell>
          <table:table-cell table:style-name="ce78" office:value-type="float" office:value="7.28" calcext:value-type="float">
            <text:p>7,2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P_OMP_AVX+</text:p>
          </table:table-cell>
          <table:table-cell table:style-name="ce55" office:value-type="float" office:value="2.463" calcext:value-type="float">
            <text:p>2,46</text:p>
          </table:table-cell>
          <table:table-cell table:style-name="ce60" office:value-type="float" office:value="6.148" calcext:value-type="float">
            <text:p>6,15</text:p>
          </table:table-cell>
          <table:table-cell table:style-name="ce60" office:value-type="float" office:value="15.94" calcext:value-type="float">
            <text:p>15,94</text:p>
          </table:table-cell>
          <table:table-cell table:style-name="ce60" office:value-type="float" office:value="12.634" calcext:value-type="float">
            <text:p>12,63</text:p>
          </table:table-cell>
          <table:table-cell table:style-name="ce60" office:value-type="float" office:value="1.614" calcext:value-type="float">
            <text:p>1,61</text:p>
          </table:table-cell>
          <table:table-cell table:style-name="ce66" office:value-type="float" office:value="11.026" calcext:value-type="float">
            <text:p>11,03</text:p>
          </table:table-cell>
          <table:table-cell table:style-name="ce66" office:value-type="float" office:value="3.52" calcext:value-type="float">
            <text:p>3,52</text:p>
          </table:table-cell>
          <table:table-cell table:style-name="ce78" office:value-type="float" office:value="5.754" calcext:value-type="float">
            <text:p>5,75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DP_OMP_AVX++</text:p>
          </table:table-cell>
          <table:table-cell table:style-name="ce56" office:value-type="float" office:value="3.755" calcext:value-type="float">
            <text:p>3,76</text:p>
          </table:table-cell>
          <table:table-cell table:style-name="ce59" office:value-type="float" office:value="9.789" calcext:value-type="float">
            <text:p>9,79</text:p>
          </table:table-cell>
          <table:table-cell table:style-name="ce59" office:value-type="float" office:value="22.414" calcext:value-type="float">
            <text:p>22,41</text:p>
          </table:table-cell>
          <table:table-cell table:style-name="ce59" office:value-type="float" office:value="19.887" calcext:value-type="float">
            <text:p>19,89</text:p>
          </table:table-cell>
          <table:table-cell table:style-name="ce59" office:value-type="float" office:value="2.314" calcext:value-type="float">
            <text:p>2,31</text:p>
          </table:table-cell>
          <table:table-cell table:style-name="ce67" office:value-type="float" office:value="17.096" calcext:value-type="float">
            <text:p>17,10</text:p>
          </table:table-cell>
          <table:table-cell table:style-name="ce67" office:value-type="float" office:value="5.449" calcext:value-type="float">
            <text:p>5,45</text:p>
          </table:table-cell>
          <table:table-cell table:style-name="ce79" office:value-type="float" office:value="9.045" calcext:value-type="float">
            <text:p>9,05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SP</text:p>
          </table:table-cell>
          <table:table-cell table:style-name="ce57" office:value-type="float" office:value="26.929" calcext:value-type="float">
            <text:p>26,93</text:p>
          </table:table-cell>
          <table:table-cell table:style-name="ce57" office:value-type="float" office:value="114.903" calcext:value-type="float">
            <text:p>114,90</text:p>
          </table:table-cell>
          <table:table-cell table:style-name="ce57" office:value-type="float" office:value="323.895" calcext:value-type="float">
            <text:p>323,90</text:p>
          </table:table-cell>
          <table:table-cell table:style-name="ce57" office:value-type="float" office:value="238.888" calcext:value-type="float">
            <text:p>238,89</text:p>
          </table:table-cell>
          <table:table-cell table:style-name="ce60" office:value-type="float" office:value="14.545" calcext:value-type="float">
            <text:p>14,55</text:p>
          </table:table-cell>
          <table:table-cell table:style-name="ce66" office:value-type="float" office:value="217.931" calcext:value-type="float">
            <text:p>217,93</text:p>
          </table:table-cell>
          <table:table-cell table:style-name="ce66" office:value-type="float" office:value="45.206" calcext:value-type="float">
            <text:p>45,21</text:p>
          </table:table-cell>
          <table:table-cell table:style-name="ce78" office:value-type="float" office:value="120.404" calcext:value-type="float">
            <text:p>120,40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P_OMP</text:p>
          </table:table-cell>
          <table:table-cell table:style-name="ce57" office:value-type="float" office:value="6.894" calcext:value-type="float">
            <text:p>6,89</text:p>
          </table:table-cell>
          <table:table-cell table:style-name="ce57" office:value-type="float" office:value="27.591" calcext:value-type="float">
            <text:p>27,59</text:p>
          </table:table-cell>
          <table:table-cell table:style-name="ce57" office:value-type="float" office:value="66.426" calcext:value-type="float">
            <text:p>66,43</text:p>
          </table:table-cell>
          <table:table-cell table:style-name="ce57" office:value-type="float" office:value="57.773" calcext:value-type="float">
            <text:p>57,77</text:p>
          </table:table-cell>
          <table:table-cell table:style-name="ce60" office:value-type="float" office:value="6.306" calcext:value-type="float">
            <text:p>6,31</text:p>
          </table:table-cell>
          <table:table-cell table:style-name="ce66" office:value-type="float" office:value="57.692" calcext:value-type="float">
            <text:p>57,69</text:p>
          </table:table-cell>
          <table:table-cell table:style-name="ce66" office:value-type="float" office:value="18.201" calcext:value-type="float">
            <text:p>18,20</text:p>
          </table:table-cell>
          <table:table-cell table:style-name="ce78" office:value-type="float" office:value="30.643" calcext:value-type="float">
            <text:p>30,6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SP_OMP_AVX</text:p>
          </table:table-cell>
          <table:table-cell table:style-name="ce57" office:value-type="float" office:value="1.455" calcext:value-type="float">
            <text:p>1,46</text:p>
          </table:table-cell>
          <table:table-cell table:style-name="ce57" office:value-type="float" office:value="3.625" calcext:value-type="float">
            <text:p>3,63</text:p>
          </table:table-cell>
          <table:table-cell table:style-name="ce57" office:value-type="float" office:value="9.732" calcext:value-type="float">
            <text:p>9,73</text:p>
          </table:table-cell>
          <table:table-cell table:style-name="ce57" office:value-type="float" office:value="6.91" calcext:value-type="float">
            <text:p>6,91</text:p>
          </table:table-cell>
          <table:table-cell table:style-name="ce60" office:value-type="float" office:value="1.323" calcext:value-type="float">
            <text:p>1,32</text:p>
          </table:table-cell>
          <table:table-cell table:style-name="ce66" office:value-type="float" office:value="7.467" calcext:value-type="float">
            <text:p>7,47</text:p>
          </table:table-cell>
          <table:table-cell table:style-name="ce66" office:value-type="float" office:value="2.423" calcext:value-type="float">
            <text:p>2,42</text:p>
          </table:table-cell>
          <table:table-cell table:style-name="ce78" office:value-type="float" office:value="3.831" calcext:value-type="float">
            <text:p>3,83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P_OMP_AVX+</text:p>
          </table:table-cell>
          <table:table-cell table:style-name="ce57" office:value-type="float" office:value="1.206" calcext:value-type="float">
            <text:p>1,21</text:p>
          </table:table-cell>
          <table:table-cell table:style-name="ce57" office:value-type="float" office:value="2.976" calcext:value-type="float">
            <text:p>2,98</text:p>
          </table:table-cell>
          <table:table-cell table:style-name="ce57" office:value-type="float" office:value="8.176" calcext:value-type="float">
            <text:p>8,18</text:p>
          </table:table-cell>
          <table:table-cell table:style-name="ce57" office:value-type="float" office:value="5.855" calcext:value-type="float">
            <text:p>5,86</text:p>
          </table:table-cell>
          <table:table-cell table:style-name="ce60" office:value-type="float" office:value="1.202" calcext:value-type="float">
            <text:p>1,20</text:p>
          </table:table-cell>
          <table:table-cell table:style-name="ce66" office:value-type="float" office:value="6.159" calcext:value-type="float">
            <text:p>6,16</text:p>
          </table:table-cell>
          <table:table-cell table:style-name="ce66" office:value-type="float" office:value="1.903" calcext:value-type="float">
            <text:p>1,90</text:p>
          </table:table-cell>
          <table:table-cell table:style-name="ce78" office:value-type="float" office:value="3.075" calcext:value-type="float">
            <text:p>3,08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SP_OMP_AVX++</text:p>
          </table:table-cell>
          <table:table-cell table:style-name="ce57" table:number-columns-repeated="4"/>
          <table:table-cell table:style-name="ce60"/>
          <table:table-cell table:style-name="ce66" table:number-columns-repeated="2"/>
          <table:table-cell table:style-name="ce78"/>
          <table:table-cell table:number-columns-repeated="1013"/>
        </table:table-row>
        <table:table-row table:style-name="ro2">
          <table:table-cell/>
          <table:table-cell table:style-name="ce14" office:value-type="float" office:value="11" calcext:value-type="float">
            <text:p>11</text:p>
          </table:table-cell>
          <table:table-cell table:style-name="ce9" office:value-type="string" calcext:value-type="string">
            <text:p>FP</text:p>
          </table:table-cell>
          <table:table-cell table:style-name="ce51" office:value-type="float" office:value="29.463" calcext:value-type="float">
            <text:p>29,46</text:p>
          </table:table-cell>
          <table:table-cell table:style-name="ce51" office:value-type="float" office:value="112.532" calcext:value-type="float">
            <text:p>112,53</text:p>
          </table:table-cell>
          <table:table-cell table:style-name="ce51" office:value-type="float" office:value="337.035" calcext:value-type="float">
            <text:p>337,04</text:p>
          </table:table-cell>
          <table:table-cell table:style-name="ce51" office:value-type="float" office:value="156.662" calcext:value-type="float">
            <text:p>156,66</text:p>
          </table:table-cell>
          <table:table-cell table:style-name="ce61" office:value-type="float" office:value="14.965" calcext:value-type="float">
            <text:p>14,97</text:p>
          </table:table-cell>
          <table:table-cell table:style-name="ce68" office:value-type="float" office:value="210.538" calcext:value-type="float">
            <text:p>210,54</text:p>
          </table:table-cell>
          <table:table-cell table:style-name="ce68" office:value-type="float" office:value="43.898" calcext:value-type="float">
            <text:p>43,90</text:p>
          </table:table-cell>
          <table:table-cell table:style-name="ce80" office:value-type="float" office:value="116.335" calcext:value-type="float">
            <text:p>116,3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FP_OMP</text:p>
          </table:table-cell>
          <table:table-cell table:style-name="ce52" office:value-type="float" office:value="7.837" calcext:value-type="float">
            <text:p>7,84</text:p>
          </table:table-cell>
          <table:table-cell table:style-name="ce52" office:value-type="float" office:value="25.451" calcext:value-type="float">
            <text:p>25,45</text:p>
          </table:table-cell>
          <table:table-cell table:style-name="ce52" office:value-type="float" office:value="68.366" calcext:value-type="float">
            <text:p>68,37</text:p>
          </table:table-cell>
          <table:table-cell table:style-name="ce52" office:value-type="float" office:value="89.88" calcext:value-type="float">
            <text:p>89,88</text:p>
          </table:table-cell>
          <table:table-cell table:style-name="ce60" office:value-type="float" office:value="5.618" calcext:value-type="float">
            <text:p>5,62</text:p>
          </table:table-cell>
          <table:table-cell table:style-name="ce66" office:value-type="float" office:value="53.664" calcext:value-type="float">
            <text:p>53,66</text:p>
          </table:table-cell>
          <table:table-cell table:style-name="ce66" office:value-type="float" office:value="15.419" calcext:value-type="float">
            <text:p>15,42</text:p>
          </table:table-cell>
          <table:table-cell table:style-name="ce78" office:value-type="float" office:value="28.274" calcext:value-type="float">
            <text:p>28,27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P_OMP_SSE</text:p>
          </table:table-cell>
          <table:table-cell table:style-name="ce55"/>
          <table:table-cell table:style-name="ce60" table:number-columns-repeated="4"/>
          <table:table-cell table:style-name="ce66" table:number-columns-repeated="2"/>
          <table:table-cell table:style-name="ce78"/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P_OMP_SSE+</text:p>
          </table:table-cell>
          <table:table-cell table:style-name="ce55"/>
          <table:table-cell table:style-name="ce60" table:number-columns-repeated="4"/>
          <table:table-cell table:style-name="ce66" table:number-columns-repeated="2"/>
          <table:table-cell table:style-name="ce78"/>
          <table:table-cell table:number-columns-repeated="1013"/>
        </table:table-row>
        <table:table-row table:style-name="ro1">
          <table:table-cell/>
          <table:table-cell table:style-name="ce13" office:value-type="float" office:value="14" calcext:value-type="float">
            <text:p>14</text:p>
          </table:table-cell>
          <table:table-cell table:style-name="ce21" office:value-type="string" calcext:value-type="string">
            <text:p>FP_OMP_SSE++</text:p>
          </table:table-cell>
          <table:table-cell table:style-name="ce56"/>
          <table:table-cell table:style-name="ce59" table:number-columns-repeated="4"/>
          <table:table-cell table:style-name="ce67" table:number-columns-repeated="2"/>
          <table:table-cell table:style-name="ce79"/>
          <table:table-cell table:number-columns-repeated="1013"/>
        </table:table-row>
        <table:table-row table:style-name="ro1">
          <table:table-cell/>
          <table:table-cell table:style-name="ce13" office:value-type="float" office:value="16" calcext:value-type="float">
            <text:p>16</text:p>
          </table:table-cell>
          <table:table-cell table:style-name="ce26" office:value-type="string" calcext:value-type="string">
            <text:p>CUDA</text:p>
          </table:table-cell>
          <table:table-cell table:style-name="ce59" table:number-columns-repeated="5"/>
          <table:table-cell table:style-name="ce67" table:number-columns-repeated="2"/>
          <table:table-cell table:style-name="ce79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10" table:number-rows-spanned="1">
            <text:p>Temps d'exécution maximum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23" office:value-type="string" calcext:value-type="string">
            <text:p>Convergence</text:p>
          </table:table-cell>
          <table:table-cell table:style-name="ce23" office:value-type="string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6" office:value-type="string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6</text:p>
          </table:table-cell>
          <table:table-cell table:style-name="ce36" office:value-type="string" calcext:value-type="string">
            <text:p>7</text:p>
          </table:table-cell>
          <table:table-cell table:style-name="ce58" office:value-type="string" calcext:value-type="string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P</text:p>
          </table:table-cell>
          <table:table-cell table:style-name="ce60" office:value-type="float" office:value="44.49" calcext:value-type="float">
            <text:p>44,49</text:p>
          </table:table-cell>
          <table:table-cell table:style-name="ce60" office:value-type="float" office:value="131.325" calcext:value-type="float">
            <text:p>131,33</text:p>
          </table:table-cell>
          <table:table-cell table:style-name="ce60" office:value-type="float" office:value="348.703" calcext:value-type="float">
            <text:p>348,70</text:p>
          </table:table-cell>
          <table:table-cell table:style-name="ce60" office:value-type="float" office:value="283.324" calcext:value-type="float">
            <text:p>283,32</text:p>
          </table:table-cell>
          <table:table-cell table:style-name="ce60" office:value-type="float" office:value="14.2" calcext:value-type="float">
            <text:p>14,20</text:p>
          </table:table-cell>
          <table:table-cell table:style-name="ce60" office:value-type="float" office:value="216.691" calcext:value-type="float">
            <text:p>216,69</text:p>
          </table:table-cell>
          <table:table-cell table:style-name="ce66" office:value-type="float" office:value="44.801" calcext:value-type="float">
            <text:p>44,80</text:p>
          </table:table-cell>
          <table:table-cell table:style-name="ce81" office:value-type="float" office:value="120.12" calcext:value-type="float">
            <text:p>120,1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P_OMP</text:p>
          </table:table-cell>
          <table:table-cell table:style-name="ce60" office:value-type="float" office:value="9.912" calcext:value-type="float">
            <text:p>9,91</text:p>
          </table:table-cell>
          <table:table-cell table:style-name="ce60" office:value-type="float" office:value="25.17" calcext:value-type="float">
            <text:p>25,17</text:p>
          </table:table-cell>
          <table:table-cell table:style-name="ce60" office:value-type="float" office:value="58.834" calcext:value-type="float">
            <text:p>58,83</text:p>
          </table:table-cell>
          <table:table-cell table:style-name="ce60" office:value-type="float" office:value="54.694" calcext:value-type="float">
            <text:p>54,69</text:p>
          </table:table-cell>
          <table:table-cell table:style-name="ce60" office:value-type="float" office:value="5.23" calcext:value-type="float">
            <text:p>5,23</text:p>
          </table:table-cell>
          <table:table-cell table:style-name="ce60" office:value-type="float" office:value="47.408" calcext:value-type="float">
            <text:p>47,41</text:p>
          </table:table-cell>
          <table:table-cell table:style-name="ce66" office:value-type="float" office:value="14.962" calcext:value-type="float">
            <text:p>14,96</text:p>
          </table:table-cell>
          <table:table-cell table:style-name="ce81" office:value-type="float" office:value="25.04" calcext:value-type="float">
            <text:p>25,0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P_OMP_AVX</text:p>
          </table:table-cell>
          <table:table-cell table:style-name="ce60" office:value-type="float" office:value="3.201" calcext:value-type="float">
            <text:p>3,20</text:p>
          </table:table-cell>
          <table:table-cell table:style-name="ce60" office:value-type="float" office:value="7.547" calcext:value-type="float">
            <text:p>7,55</text:p>
          </table:table-cell>
          <table:table-cell table:style-name="ce60" office:value-type="float" office:value="19.18" calcext:value-type="float">
            <text:p>19,18</text:p>
          </table:table-cell>
          <table:table-cell table:style-name="ce60" office:value-type="float" office:value="15.589" calcext:value-type="float">
            <text:p>15,59</text:p>
          </table:table-cell>
          <table:table-cell table:style-name="ce60" office:value-type="float" office:value="2.077" calcext:value-type="float">
            <text:p>2,08</text:p>
          </table:table-cell>
          <table:table-cell table:style-name="ce60" office:value-type="float" office:value="14.054" calcext:value-type="float">
            <text:p>14,05</text:p>
          </table:table-cell>
          <table:table-cell table:style-name="ce66" office:value-type="float" office:value="4.595" calcext:value-type="float">
            <text:p>4,60</text:p>
          </table:table-cell>
          <table:table-cell table:style-name="ce81" office:value-type="float" office:value="7.343" calcext:value-type="float">
            <text:p>7,3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P_OMP_AVX+</text:p>
          </table:table-cell>
          <table:table-cell table:style-name="ce60" office:value-type="float" office:value="2.49" calcext:value-type="float">
            <text:p>2,49</text:p>
          </table:table-cell>
          <table:table-cell table:style-name="ce60" office:value-type="float" office:value="6.298" calcext:value-type="float">
            <text:p>6,30</text:p>
          </table:table-cell>
          <table:table-cell table:style-name="ce60" office:value-type="float" office:value="23.427" calcext:value-type="float">
            <text:p>23,43</text:p>
          </table:table-cell>
          <table:table-cell table:style-name="ce60" office:value-type="float" office:value="12.915" calcext:value-type="float">
            <text:p>12,92</text:p>
          </table:table-cell>
          <table:table-cell table:style-name="ce60" office:value-type="float" office:value="1.67" calcext:value-type="float">
            <text:p>1,67</text:p>
          </table:table-cell>
          <table:table-cell table:style-name="ce60" office:value-type="float" office:value="11.174" calcext:value-type="float">
            <text:p>11,17</text:p>
          </table:table-cell>
          <table:table-cell table:style-name="ce66" office:value-type="float" office:value="3.561" calcext:value-type="float">
            <text:p>3,56</text:p>
          </table:table-cell>
          <table:table-cell table:style-name="ce81" office:value-type="float" office:value="5.797" calcext:value-type="float">
            <text:p>5,80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DP_OMP_AVX++</text:p>
          </table:table-cell>
          <table:table-cell table:style-name="ce59" office:value-type="float" office:value="3.783" calcext:value-type="float">
            <text:p>3,78</text:p>
          </table:table-cell>
          <table:table-cell table:style-name="ce59" office:value-type="float" office:value="9.857" calcext:value-type="float">
            <text:p>9,86</text:p>
          </table:table-cell>
          <table:table-cell table:style-name="ce59" office:value-type="float" office:value="22.512" calcext:value-type="float">
            <text:p>22,51</text:p>
          </table:table-cell>
          <table:table-cell table:style-name="ce59" office:value-type="float" office:value="20.24" calcext:value-type="float">
            <text:p>20,24</text:p>
          </table:table-cell>
          <table:table-cell table:style-name="ce59" office:value-type="float" office:value="2.378" calcext:value-type="float">
            <text:p>2,38</text:p>
          </table:table-cell>
          <table:table-cell table:style-name="ce59" office:value-type="float" office:value="17.206" calcext:value-type="float">
            <text:p>17,21</text:p>
          </table:table-cell>
          <table:table-cell table:style-name="ce67" office:value-type="float" office:value="5.588" calcext:value-type="float">
            <text:p>5,59</text:p>
          </table:table-cell>
          <table:table-cell table:style-name="ce82" office:value-type="float" office:value="9.116" calcext:value-type="float">
            <text:p>9,12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SP</text:p>
          </table:table-cell>
          <table:table-cell table:style-name="ce57" office:value-type="float" office:value="26.943" calcext:value-type="float">
            <text:p>26,94</text:p>
          </table:table-cell>
          <table:table-cell table:style-name="ce57" office:value-type="float" office:value="115.027" calcext:value-type="float">
            <text:p>115,03</text:p>
          </table:table-cell>
          <table:table-cell table:style-name="ce57" office:value-type="float" office:value="324.057" calcext:value-type="float">
            <text:p>324,06</text:p>
          </table:table-cell>
          <table:table-cell table:style-name="ce57" office:value-type="float" office:value="239.064" calcext:value-type="float">
            <text:p>239,06</text:p>
          </table:table-cell>
          <table:table-cell table:style-name="ce60" office:value-type="float" office:value="14.555" calcext:value-type="float">
            <text:p>14,56</text:p>
          </table:table-cell>
          <table:table-cell table:style-name="ce60" office:value-type="float" office:value="218.387" calcext:value-type="float">
            <text:p>218,39</text:p>
          </table:table-cell>
          <table:table-cell table:style-name="ce66" office:value-type="float" office:value="45.243" calcext:value-type="float">
            <text:p>45,24</text:p>
          </table:table-cell>
          <table:table-cell table:style-name="ce81" office:value-type="float" office:value="120.543" calcext:value-type="float">
            <text:p>120,5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P_OMP</text:p>
          </table:table-cell>
          <table:table-cell table:style-name="ce57" office:value-type="float" office:value="6.918" calcext:value-type="float">
            <text:p>6,92</text:p>
          </table:table-cell>
          <table:table-cell table:style-name="ce57" office:value-type="float" office:value="27.655" calcext:value-type="float">
            <text:p>27,66</text:p>
          </table:table-cell>
          <table:table-cell table:style-name="ce57" office:value-type="float" office:value="66.505" calcext:value-type="float">
            <text:p>66,51</text:p>
          </table:table-cell>
          <table:table-cell table:style-name="ce57" office:value-type="float" office:value="58.062" calcext:value-type="float">
            <text:p>58,06</text:p>
          </table:table-cell>
          <table:table-cell table:style-name="ce60" office:value-type="float" office:value="6.403" calcext:value-type="float">
            <text:p>6,40</text:p>
          </table:table-cell>
          <table:table-cell table:style-name="ce60" office:value-type="float" office:value="58.11" calcext:value-type="float">
            <text:p>58,11</text:p>
          </table:table-cell>
          <table:table-cell table:style-name="ce66" office:value-type="float" office:value="18.45" calcext:value-type="float">
            <text:p>18,45</text:p>
          </table:table-cell>
          <table:table-cell table:style-name="ce81" office:value-type="float" office:value="30.881" calcext:value-type="float">
            <text:p>30,8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SP_OMP_AVX</text:p>
          </table:table-cell>
          <table:table-cell table:style-name="ce57" office:value-type="float" office:value="1.641" calcext:value-type="float">
            <text:p>1,64</text:p>
          </table:table-cell>
          <table:table-cell table:style-name="ce57" office:value-type="float" office:value="3.667" calcext:value-type="float">
            <text:p>3,67</text:p>
          </table:table-cell>
          <table:table-cell table:style-name="ce57" office:value-type="float" office:value="9.797" calcext:value-type="float">
            <text:p>9,80</text:p>
          </table:table-cell>
          <table:table-cell table:style-name="ce57" office:value-type="float" office:value="6.941" calcext:value-type="float">
            <text:p>6,94</text:p>
          </table:table-cell>
          <table:table-cell table:style-name="ce60" office:value-type="float" office:value="1.407" calcext:value-type="float">
            <text:p>1,41</text:p>
          </table:table-cell>
          <table:table-cell table:style-name="ce60" office:value-type="float" office:value="7.581" calcext:value-type="float">
            <text:p>7,58</text:p>
          </table:table-cell>
          <table:table-cell table:style-name="ce66" office:value-type="float" office:value="2.47" calcext:value-type="float">
            <text:p>2,47</text:p>
          </table:table-cell>
          <table:table-cell table:style-name="ce81" office:value-type="float" office:value="3.866" calcext:value-type="float">
            <text:p>3,87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P_OMP_AVX+</text:p>
          </table:table-cell>
          <table:table-cell table:style-name="ce57" office:value-type="float" office:value="1.263" calcext:value-type="float">
            <text:p>1,26</text:p>
          </table:table-cell>
          <table:table-cell table:style-name="ce57" office:value-type="float" office:value="3.008" calcext:value-type="float">
            <text:p>3,01</text:p>
          </table:table-cell>
          <table:table-cell table:style-name="ce57" office:value-type="float" office:value="8.41" calcext:value-type="float">
            <text:p>8,41</text:p>
          </table:table-cell>
          <table:table-cell table:style-name="ce57" office:value-type="float" office:value="6.023" calcext:value-type="float">
            <text:p>6,02</text:p>
          </table:table-cell>
          <table:table-cell table:style-name="ce60" office:value-type="float" office:value="1.308" calcext:value-type="float">
            <text:p>1,31</text:p>
          </table:table-cell>
          <table:table-cell table:style-name="ce60" office:value-type="float" office:value="6.451" calcext:value-type="float">
            <text:p>6,45</text:p>
          </table:table-cell>
          <table:table-cell table:style-name="ce66" office:value-type="float" office:value="2.144" calcext:value-type="float">
            <text:p>2,14</text:p>
          </table:table-cell>
          <table:table-cell table:style-name="ce81" office:value-type="float" office:value="3.588" calcext:value-type="float">
            <text:p>3,59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SP_OMP_AVX++</text:p>
          </table:table-cell>
          <table:table-cell table:style-name="ce57" table:number-columns-repeated="4"/>
          <table:table-cell table:style-name="ce60" table:number-columns-repeated="2"/>
          <table:table-cell table:style-name="ce66"/>
          <table:table-cell table:style-name="ce81"/>
          <table:table-cell table:number-columns-repeated="1013"/>
        </table:table-row>
        <table:table-row table:style-name="ro2">
          <table:table-cell/>
          <table:table-cell table:style-name="ce14" office:value-type="float" office:value="11" calcext:value-type="float">
            <text:p>11</text:p>
          </table:table-cell>
          <table:table-cell table:style-name="ce9" office:value-type="string" calcext:value-type="string">
            <text:p>FP</text:p>
          </table:table-cell>
          <table:table-cell table:style-name="ce51" office:value-type="float" office:value="29.483" calcext:value-type="float">
            <text:p>29,48</text:p>
          </table:table-cell>
          <table:table-cell table:style-name="ce51" office:value-type="float" office:value="112.646" calcext:value-type="float">
            <text:p>112,65</text:p>
          </table:table-cell>
          <table:table-cell table:style-name="ce51" office:value-type="float" office:value="337.511" calcext:value-type="float">
            <text:p>337,51</text:p>
          </table:table-cell>
          <table:table-cell table:style-name="ce51" office:value-type="float" office:value="446.008" calcext:value-type="float">
            <text:p>446,01</text:p>
          </table:table-cell>
          <table:table-cell table:style-name="ce61" office:value-type="float" office:value="15.015" calcext:value-type="float">
            <text:p>15,02</text:p>
          </table:table-cell>
          <table:table-cell table:style-name="ce61" office:value-type="float" office:value="210.711" calcext:value-type="float">
            <text:p>210,71</text:p>
          </table:table-cell>
          <table:table-cell table:style-name="ce68" office:value-type="float" office:value="44.013" calcext:value-type="float">
            <text:p>44,01</text:p>
          </table:table-cell>
          <table:table-cell table:style-name="ce83" office:value-type="float" office:value="116.581" calcext:value-type="float">
            <text:p>116,5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FP_OMP</text:p>
          </table:table-cell>
          <table:table-cell table:style-name="ce52" office:value-type="float" office:value="7.888" calcext:value-type="float">
            <text:p>7,89</text:p>
          </table:table-cell>
          <table:table-cell table:style-name="ce52" office:value-type="float" office:value="25.672" calcext:value-type="float">
            <text:p>25,67</text:p>
          </table:table-cell>
          <table:table-cell table:style-name="ce52" office:value-type="float" office:value="68.895" calcext:value-type="float">
            <text:p>68,90</text:p>
          </table:table-cell>
          <table:table-cell table:style-name="ce52" office:value-type="float" office:value="90.041" calcext:value-type="float">
            <text:p>90,04</text:p>
          </table:table-cell>
          <table:table-cell table:style-name="ce60" office:value-type="float" office:value="5.634" calcext:value-type="float">
            <text:p>5,63</text:p>
          </table:table-cell>
          <table:table-cell table:style-name="ce60" office:value-type="float" office:value="54.717" calcext:value-type="float">
            <text:p>54,72</text:p>
          </table:table-cell>
          <table:table-cell table:style-name="ce66" office:value-type="float" office:value="15.424" calcext:value-type="float">
            <text:p>15,42</text:p>
          </table:table-cell>
          <table:table-cell table:style-name="ce81" office:value-type="float" office:value="29.321" calcext:value-type="float">
            <text:p>29,3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P_OMP_SSE</text:p>
          </table:table-cell>
          <table:table-cell table:style-name="ce60" table:number-columns-repeated="6"/>
          <table:table-cell table:style-name="ce66"/>
          <table:table-cell table:style-name="ce81"/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P_OMP_SSE+</text:p>
          </table:table-cell>
          <table:table-cell table:style-name="ce60" table:number-columns-repeated="6"/>
          <table:table-cell table:style-name="ce66"/>
          <table:table-cell table:style-name="ce81"/>
          <table:table-cell table:number-columns-repeated="1013"/>
        </table:table-row>
        <table:table-row table:style-name="ro1">
          <table:table-cell/>
          <table:table-cell table:style-name="ce13" office:value-type="float" office:value="14" calcext:value-type="float">
            <text:p>14</text:p>
          </table:table-cell>
          <table:table-cell table:style-name="ce21" office:value-type="string" calcext:value-type="string">
            <text:p>FP_OMP_SSE++</text:p>
          </table:table-cell>
          <table:table-cell table:style-name="ce59" table:number-columns-repeated="6"/>
          <table:table-cell table:style-name="ce67"/>
          <table:table-cell table:style-name="ce82"/>
          <table:table-cell table:number-columns-repeated="1013"/>
        </table:table-row>
        <table:table-row table:style-name="ro2">
          <table:table-cell/>
          <table:table-cell table:style-name="ce13" office:value-type="float" office:value="16" calcext:value-type="float">
            <text:p>16</text:p>
          </table:table-cell>
          <table:table-cell table:style-name="ce26" office:value-type="string" calcext:value-type="string">
            <text:p>CUDA</text:p>
          </table:table-cell>
          <table:table-cell table:style-name="ce59" table:number-columns-repeated="6"/>
          <table:table-cell table:style-name="ce67"/>
          <table:table-cell table:style-name="ce82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10" table:number-rows-spanned="1">
            <text:p>Temps d'exécution minimum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23" office:value-type="string" calcext:value-type="string">
            <text:p>Convergence</text:p>
          </table:table-cell>
          <table:table-cell table:style-name="ce23" office:value-type="string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6" office:value-type="string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6</text:p>
          </table:table-cell>
          <table:table-cell table:style-name="ce36" office:value-type="string" calcext:value-type="string">
            <text:p>7</text:p>
          </table:table-cell>
          <table:table-cell table:style-name="ce58" office:value-type="string" calcext:value-type="string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P</text:p>
          </table:table-cell>
          <table:table-cell table:style-name="ce60" office:value-type="float" office:value="44.453" calcext:value-type="float">
            <text:p>44,45</text:p>
          </table:table-cell>
          <table:table-cell table:style-name="ce60" office:value-type="float" office:value="131.073" calcext:value-type="float">
            <text:p>131,07</text:p>
          </table:table-cell>
          <table:table-cell table:style-name="ce60" office:value-type="float" office:value="348.3" calcext:value-type="float">
            <text:p>348,30</text:p>
          </table:table-cell>
          <table:table-cell table:style-name="ce60" office:value-type="float" office:value="282.947" calcext:value-type="float">
            <text:p>282,95</text:p>
          </table:table-cell>
          <table:table-cell table:style-name="ce60" office:value-type="float" office:value="14.152" calcext:value-type="float">
            <text:p>14,15</text:p>
          </table:table-cell>
          <table:table-cell table:style-name="ce60" office:value-type="float" office:value="216.598" calcext:value-type="float">
            <text:p>216,60</text:p>
          </table:table-cell>
          <table:table-cell table:style-name="ce66" office:value-type="float" office:value="44.711" calcext:value-type="float">
            <text:p>44,71</text:p>
          </table:table-cell>
          <table:table-cell table:style-name="ce81" office:value-type="float" office:value="119.883" calcext:value-type="float">
            <text:p>119,8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P_OMP</text:p>
          </table:table-cell>
          <table:table-cell table:style-name="ce60" office:value-type="float" office:value="9.867" calcext:value-type="float">
            <text:p>9,87</text:p>
          </table:table-cell>
          <table:table-cell table:style-name="ce60" office:value-type="float" office:value="24.586" calcext:value-type="float">
            <text:p>24,59</text:p>
          </table:table-cell>
          <table:table-cell table:style-name="ce60" office:value-type="float" office:value="58.424" calcext:value-type="float">
            <text:p>58,42</text:p>
          </table:table-cell>
          <table:table-cell table:style-name="ce60" office:value-type="float" office:value="54.338" calcext:value-type="float">
            <text:p>54,34</text:p>
          </table:table-cell>
          <table:table-cell table:style-name="ce60" office:value-type="float" office:value="5.123" calcext:value-type="float">
            <text:p>5,12</text:p>
          </table:table-cell>
          <table:table-cell table:style-name="ce60" office:value-type="float" office:value="46.688" calcext:value-type="float">
            <text:p>46,69</text:p>
          </table:table-cell>
          <table:table-cell table:style-name="ce66" office:value-type="float" office:value="14.709" calcext:value-type="float">
            <text:p>14,71</text:p>
          </table:table-cell>
          <table:table-cell table:style-name="ce81" office:value-type="float" office:value="24.424" calcext:value-type="float">
            <text:p>24,4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P_OMP_AVX</text:p>
          </table:table-cell>
          <table:table-cell table:style-name="ce60" office:value-type="float" office:value="3.102" calcext:value-type="float">
            <text:p>3,10</text:p>
          </table:table-cell>
          <table:table-cell table:style-name="ce60" office:value-type="float" office:value="7.517" calcext:value-type="float">
            <text:p>7,52</text:p>
          </table:table-cell>
          <table:table-cell table:style-name="ce60" office:value-type="float" office:value="17.87" calcext:value-type="float">
            <text:p>17,87</text:p>
          </table:table-cell>
          <table:table-cell table:style-name="ce60" office:value-type="float" office:value="15.52" calcext:value-type="float">
            <text:p>15,52</text:p>
          </table:table-cell>
          <table:table-cell table:style-name="ce60" office:value-type="float" office:value="2.013" calcext:value-type="float">
            <text:p>2,01</text:p>
          </table:table-cell>
          <table:table-cell table:style-name="ce60" office:value-type="float" office:value="13.946" calcext:value-type="float">
            <text:p>13,95</text:p>
          </table:table-cell>
          <table:table-cell table:style-name="ce66" office:value-type="float" office:value="4.514" calcext:value-type="float">
            <text:p>4,51</text:p>
          </table:table-cell>
          <table:table-cell table:style-name="ce81" office:value-type="float" office:value="7.269" calcext:value-type="float">
            <text:p>7,27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P_OMP_AVX+</text:p>
          </table:table-cell>
          <table:table-cell table:style-name="ce60" office:value-type="float" office:value="2.425" calcext:value-type="float">
            <text:p>2,43</text:p>
          </table:table-cell>
          <table:table-cell table:style-name="ce60" office:value-type="float" office:value="6.06" calcext:value-type="float">
            <text:p>6,06</text:p>
          </table:table-cell>
          <table:table-cell table:style-name="ce60" office:value-type="float" office:value="14.815" calcext:value-type="float">
            <text:p>14,82</text:p>
          </table:table-cell>
          <table:table-cell table:style-name="ce60" office:value-type="float" office:value="12.412" calcext:value-type="float">
            <text:p>12,41</text:p>
          </table:table-cell>
          <table:table-cell table:style-name="ce60" office:value-type="float" office:value="1.598" calcext:value-type="float">
            <text:p>1,60</text:p>
          </table:table-cell>
          <table:table-cell table:style-name="ce60" office:value-type="float" office:value="10.923" calcext:value-type="float">
            <text:p>10,92</text:p>
          </table:table-cell>
          <table:table-cell table:style-name="ce66" office:value-type="float" office:value="3.505" calcext:value-type="float">
            <text:p>3,51</text:p>
          </table:table-cell>
          <table:table-cell table:style-name="ce81" office:value-type="float" office:value="5.723" calcext:value-type="float">
            <text:p>5,72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DP_OMP_AVX++</text:p>
          </table:table-cell>
          <table:table-cell table:style-name="ce59" office:value-type="float" office:value="3.743" calcext:value-type="float">
            <text:p>3,74</text:p>
          </table:table-cell>
          <table:table-cell table:style-name="ce59" office:value-type="float" office:value="9.731" calcext:value-type="float">
            <text:p>9,73</text:p>
          </table:table-cell>
          <table:table-cell table:style-name="ce59" office:value-type="float" office:value="22.296" calcext:value-type="float">
            <text:p>22,30</text:p>
          </table:table-cell>
          <table:table-cell table:style-name="ce59" office:value-type="float" office:value="19.686" calcext:value-type="float">
            <text:p>19,69</text:p>
          </table:table-cell>
          <table:table-cell table:style-name="ce59" office:value-type="float" office:value="2.298" calcext:value-type="float">
            <text:p>2,30</text:p>
          </table:table-cell>
          <table:table-cell table:style-name="ce59" office:value-type="float" office:value="17.007" calcext:value-type="float">
            <text:p>17,01</text:p>
          </table:table-cell>
          <table:table-cell table:style-name="ce67" office:value-type="float" office:value="5.385" calcext:value-type="float">
            <text:p>5,39</text:p>
          </table:table-cell>
          <table:table-cell table:style-name="ce82" office:value-type="float" office:value="8.982" calcext:value-type="float">
            <text:p>8,9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SP</text:p>
          </table:table-cell>
          <table:table-cell table:style-name="ce57" office:value-type="float" office:value="26.895" calcext:value-type="float">
            <text:p>26,90</text:p>
          </table:table-cell>
          <table:table-cell table:style-name="ce57" office:value-type="float" office:value="114.817" calcext:value-type="float">
            <text:p>114,82</text:p>
          </table:table-cell>
          <table:table-cell table:style-name="ce57" office:value-type="float" office:value="323.75" calcext:value-type="float">
            <text:p>323,75</text:p>
          </table:table-cell>
          <table:table-cell table:style-name="ce57" office:value-type="float" office:value="238.768" calcext:value-type="float">
            <text:p>238,77</text:p>
          </table:table-cell>
          <table:table-cell table:style-name="ce60" office:value-type="float" office:value="14.534" calcext:value-type="float">
            <text:p>14,53</text:p>
          </table:table-cell>
          <table:table-cell table:style-name="ce60" office:value-type="float" office:value="217.415" calcext:value-type="float">
            <text:p>217,42</text:p>
          </table:table-cell>
          <table:table-cell table:style-name="ce66" office:value-type="float" office:value="45.171" calcext:value-type="float">
            <text:p>45,17</text:p>
          </table:table-cell>
          <table:table-cell table:style-name="ce81" office:value-type="float" office:value="120.294" calcext:value-type="float">
            <text:p>120,2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P_OMP</text:p>
          </table:table-cell>
          <table:table-cell table:style-name="ce57" office:value-type="float" office:value="6.877" calcext:value-type="float">
            <text:p>6,88</text:p>
          </table:table-cell>
          <table:table-cell table:style-name="ce57" office:value-type="float" office:value="27.541" calcext:value-type="float">
            <text:p>27,54</text:p>
          </table:table-cell>
          <table:table-cell table:style-name="ce57" office:value-type="float" office:value="66.325" calcext:value-type="float">
            <text:p>66,33</text:p>
          </table:table-cell>
          <table:table-cell table:style-name="ce57" office:value-type="float" office:value="57.611" calcext:value-type="float">
            <text:p>57,61</text:p>
          </table:table-cell>
          <table:table-cell table:style-name="ce60" office:value-type="float" office:value="6.283" calcext:value-type="float">
            <text:p>6,28</text:p>
          </table:table-cell>
          <table:table-cell table:style-name="ce60" office:value-type="float" office:value="57.426" calcext:value-type="float">
            <text:p>57,43</text:p>
          </table:table-cell>
          <table:table-cell table:style-name="ce66" office:value-type="float" office:value="17.919" calcext:value-type="float">
            <text:p>17,92</text:p>
          </table:table-cell>
          <table:table-cell table:style-name="ce81" office:value-type="float" office:value="30.337" calcext:value-type="float">
            <text:p>30,3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SP_OMP_AVX</text:p>
          </table:table-cell>
          <table:table-cell table:style-name="ce57" office:value-type="float" office:value="1.417" calcext:value-type="float">
            <text:p>1,42</text:p>
          </table:table-cell>
          <table:table-cell table:style-name="ce57" office:value-type="float" office:value="3.595" calcext:value-type="float">
            <text:p>3,60</text:p>
          </table:table-cell>
          <table:table-cell table:style-name="ce57" office:value-type="float" office:value="9.694" calcext:value-type="float">
            <text:p>9,69</text:p>
          </table:table-cell>
          <table:table-cell table:style-name="ce57" office:value-type="float" office:value="6.895" calcext:value-type="float">
            <text:p>6,90</text:p>
          </table:table-cell>
          <table:table-cell table:style-name="ce60" office:value-type="float" office:value="1.307" calcext:value-type="float">
            <text:p>1,31</text:p>
          </table:table-cell>
          <table:table-cell table:style-name="ce60" office:value-type="float" office:value="7.438" calcext:value-type="float">
            <text:p>7,44</text:p>
          </table:table-cell>
          <table:table-cell table:style-name="ce66" office:value-type="float" office:value="2.409" calcext:value-type="float">
            <text:p>2,41</text:p>
          </table:table-cell>
          <table:table-cell table:style-name="ce81" office:value-type="float" office:value="3.817" calcext:value-type="float">
            <text:p>3,8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P_OMP_AVX+</text:p>
          </table:table-cell>
          <table:table-cell table:style-name="ce57" office:value-type="float" office:value="1.174" calcext:value-type="float">
            <text:p>1,17</text:p>
          </table:table-cell>
          <table:table-cell table:style-name="ce57" office:value-type="float" office:value="2.883" calcext:value-type="float">
            <text:p>2,88</text:p>
          </table:table-cell>
          <table:table-cell table:style-name="ce57" office:value-type="float" office:value="7.97" calcext:value-type="float">
            <text:p>7,97</text:p>
          </table:table-cell>
          <table:table-cell table:style-name="ce57" office:value-type="float" office:value="5.771" calcext:value-type="float">
            <text:p>5,77</text:p>
          </table:table-cell>
          <table:table-cell table:style-name="ce60" office:value-type="float" office:value="1.16" calcext:value-type="float">
            <text:p>1,16</text:p>
          </table:table-cell>
          <table:table-cell table:style-name="ce60" office:value-type="float" office:value="6.03" calcext:value-type="float">
            <text:p>6,03</text:p>
          </table:table-cell>
          <table:table-cell table:style-name="ce66" office:value-type="float" office:value="1.855" calcext:value-type="float">
            <text:p>1,86</text:p>
          </table:table-cell>
          <table:table-cell table:style-name="ce81" office:value-type="float" office:value="2.965" calcext:value-type="float">
            <text:p>2,97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SP_OMP_AVX++</text:p>
          </table:table-cell>
          <table:table-cell table:style-name="ce57" table:number-columns-repeated="4"/>
          <table:table-cell table:style-name="ce60" table:number-columns-repeated="2"/>
          <table:table-cell table:style-name="ce66"/>
          <table:table-cell table:style-name="ce81"/>
          <table:table-cell table:number-columns-repeated="1013"/>
        </table:table-row>
        <table:table-row table:style-name="ro2">
          <table:table-cell/>
          <table:table-cell table:style-name="ce14" office:value-type="float" office:value="11" calcext:value-type="float">
            <text:p>11</text:p>
          </table:table-cell>
          <table:table-cell table:style-name="ce9" office:value-type="string" calcext:value-type="string">
            <text:p>FP</text:p>
          </table:table-cell>
          <table:table-cell table:style-name="ce51" office:value-type="float" office:value="29.439" calcext:value-type="float">
            <text:p>29,44</text:p>
          </table:table-cell>
          <table:table-cell table:style-name="ce51" office:value-type="float" office:value="112.483" calcext:value-type="float">
            <text:p>112,48</text:p>
          </table:table-cell>
          <table:table-cell table:style-name="ce51" office:value-type="float" office:value="336.559" calcext:value-type="float">
            <text:p>336,56</text:p>
          </table:table-cell>
          <table:table-cell table:style-name="ce51" office:value-type="float" office:value="123.496" calcext:value-type="float">
            <text:p>123,50</text:p>
          </table:table-cell>
          <table:table-cell table:style-name="ce61" office:value-type="float" office:value="14.927" calcext:value-type="float">
            <text:p>14,93</text:p>
          </table:table-cell>
          <table:table-cell table:style-name="ce61" office:value-type="float" office:value="210.31" calcext:value-type="float">
            <text:p>210,31</text:p>
          </table:table-cell>
          <table:table-cell table:style-name="ce68" office:value-type="float" office:value="43.867" calcext:value-type="float">
            <text:p>43,87</text:p>
          </table:table-cell>
          <table:table-cell table:style-name="ce83" office:value-type="float" office:value="116.235" calcext:value-type="float">
            <text:p>116,2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FP_OMP</text:p>
          </table:table-cell>
          <table:table-cell table:style-name="ce52" office:value-type="float" office:value="7.73" calcext:value-type="float">
            <text:p>7,73</text:p>
          </table:table-cell>
          <table:table-cell table:style-name="ce52" office:value-type="float" office:value="25.284" calcext:value-type="float">
            <text:p>25,28</text:p>
          </table:table-cell>
          <table:table-cell table:style-name="ce52" office:value-type="float" office:value="68.035" calcext:value-type="float">
            <text:p>68,04</text:p>
          </table:table-cell>
          <table:table-cell table:style-name="ce52" office:value-type="float" office:value="89.591" calcext:value-type="float">
            <text:p>89,59</text:p>
          </table:table-cell>
          <table:table-cell table:style-name="ce60" office:value-type="float" office:value="5.61" calcext:value-type="float">
            <text:p>5,61</text:p>
          </table:table-cell>
          <table:table-cell table:style-name="ce60" office:value-type="float" office:value="52.99" calcext:value-type="float">
            <text:p>52,99</text:p>
          </table:table-cell>
          <table:table-cell table:style-name="ce66" office:value-type="float" office:value="15.404" calcext:value-type="float">
            <text:p>15,40</text:p>
          </table:table-cell>
          <table:table-cell table:style-name="ce81" office:value-type="float" office:value="27.416" calcext:value-type="float">
            <text:p>27,4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P_OMP_SSE</text:p>
          </table:table-cell>
          <table:table-cell table:style-name="ce60" table:number-columns-repeated="6"/>
          <table:table-cell table:style-name="ce66"/>
          <table:table-cell table:style-name="ce81"/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P_OMP_SSE+</text:p>
          </table:table-cell>
          <table:table-cell table:style-name="ce60" table:number-columns-repeated="6"/>
          <table:table-cell table:style-name="ce66"/>
          <table:table-cell table:style-name="ce81"/>
          <table:table-cell table:number-columns-repeated="1013"/>
        </table:table-row>
        <table:table-row table:style-name="ro1">
          <table:table-cell/>
          <table:table-cell table:style-name="ce13" office:value-type="float" office:value="14" calcext:value-type="float">
            <text:p>14</text:p>
          </table:table-cell>
          <table:table-cell table:style-name="ce21" office:value-type="string" calcext:value-type="string">
            <text:p>FP_OMP_SSE++</text:p>
          </table:table-cell>
          <table:table-cell table:style-name="ce59" table:number-columns-repeated="6"/>
          <table:table-cell table:style-name="ce67"/>
          <table:table-cell table:style-name="ce82"/>
          <table:table-cell table:number-columns-repeated="1013"/>
        </table:table-row>
        <table:table-row table:style-name="ro1">
          <table:table-cell/>
          <table:table-cell table:style-name="ce13" office:value-type="float" office:value="16" calcext:value-type="float">
            <text:p>16</text:p>
          </table:table-cell>
          <table:table-cell table:style-name="ce26" office:value-type="string" calcext:value-type="string">
            <text:p>CUDA</text:p>
          </table:table-cell>
          <table:table-cell table:style-name="ce59" table:number-columns-repeated="6"/>
          <table:table-cell table:style-name="ce67"/>
          <table:table-cell table:style-name="ce82"/>
          <table:table-cell table:number-columns-repeated="101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3" table:target-range-address="Feuil1.B8:Feuil1.K24" table:display-filter-buttons="true">
          <table:sort>
            <table:sort-by table:field-number="0" table:data-type="automatic"/>
          </table:sort>
        </table:database-range>
        <table:database-range table:name="Tableau39" table:target-range-address="Feuil1.B28:Feuil1.K44" table:display-filter-buttons="true">
          <table:sort>
            <table:sort-by table:field-number="0" table:data-type="automatic"/>
          </table:sort>
        </table:database-range>
        <table:database-range table:name="Tableau394" table:target-range-address="Feuil1.B48:Feuil1.K64" table:display-filter-buttons="true">
          <table:sort>
            <table:sort-by table:field-number="0" table:data-type="automatic"/>
          </table:sort>
        </table:database-range>
        <table:database-range table:name="Tableau3945" table:target-range-address="Feuil1.B68:Feuil1.K8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3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7P0"/>
    </number:currency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4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4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3:52:38.069286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n fluo</meta:initial-creator>
    <meta:creation-date>2019-12-26T18:13:41Z</meta:creation-date>
    <dc:date>2020-01-14T13:59:12.103194388</dc:date>
    <meta:editing-cycles>29</meta:editing-cycles>
    <meta:editing-duration>PT3H42M55S</meta:editing-duration>
    <meta:document-statistic meta:table-count="1" meta:cell-count="5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4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4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0ad47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9e480e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636363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true"/>
      <style:graphic-properties draw:stroke="none" draw:fill-color="#997300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true"/>
      <style:graphic-properties draw:stroke="none" draw:fill-color="#255e91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true"/>
      <style:graphic-properties draw:stroke="none" draw:fill-color="#43682b"/>
      <style:text-properties fo:font-size="10pt" style:font-size-asian="10pt" style:font-size-complex="10pt"/>
    </style:style>
    <style:style style:name="ch20" style:family="chart" style:data-style-name="N4">
      <style:chart-properties chart:link-data-style-to-source="true"/>
      <style:graphic-properties draw:stroke="none" draw:fill-color="#698ed0"/>
      <style:text-properties fo:font-size="10pt" style:font-size-asian="10pt" style:font-size-complex="10pt"/>
    </style:style>
    <style:style style:name="ch21" style:family="chart" style:data-style-name="N4">
      <style:chart-properties chart:link-data-style-to-source="true"/>
      <style:graphic-properties draw:stroke="none" draw:fill-color="#f1975a"/>
      <style:text-properties fo:font-size="10pt" style:font-size-asian="10pt" style:font-size-complex="10pt"/>
    </style:style>
    <style:style style:name="ch22" style:family="chart" style:data-style-name="N4">
      <style:chart-properties chart:link-data-style-to-source="true"/>
      <style:graphic-properties draw:stroke="none" draw:fill-color="#b7b7b7"/>
      <style:text-properties fo:font-size="10pt" style:font-size-asian="10pt" style:font-size-complex="10pt"/>
    </style:style>
    <style:style style:name="ch23" style:family="chart" style:data-style-name="N4">
      <style:chart-properties chart:link-data-style-to-source="true"/>
      <style:graphic-properties draw:stroke="none" draw:fill-color="#ffcd33"/>
      <style:text-properties fo:font-size="10pt" style:font-size-asian="10pt" style:font-size-complex="10pt"/>
    </style:style>
    <style:style style:name="ch24" style:family="chart">
      <style:graphic-properties draw:fill="none" draw:fill-color="#d9d9d9"/>
    </style:style>
    <style:style style:name="ch25" style:family="chart">
      <style:graphic-properties draw:fill-color="#d9d9d9"/>
    </style:style>
  </office:automatic-styles>
  <office:body>
    <office:chart>
      <chart:chart svg:width="22.889cm" svg:height="15.377cm" xlink:href=".." xlink:type="simple" chart:class="chart:bar" chart:style-name="ch1">
        <chart:title svg:x="3.893cm" svg:y="0.442cm" chart:style-name="ch2">
          <text:p>Temps moyen pour les différents modules de convergence</text:p>
        </chart:title>
        <chart:legend svg:x="5.142cm" svg:y="13.731cm" style:legend-expansion="custom" chartooo:width="13.809cm" chartooo:height="1.644cm" style:legend-expansion-aspect-ratio="8.39963503649635" chart:style-name="ch3"/>
        <chart:plot-area chart:style-name="ch4" table:cell-range-address="Feuil1.C8:Feuil1.K24" chart:data-source-has-labels="both" svg:x="0.207cm" svg:y="1.639cm" svg:width="22.14cm" svg:height="11.918cm">
          <chartooo:coordinate-region svg:x="1.472cm" svg:y="1.825cm" svg:width="20.875cm" svg:height="11.112cm"/>
          <chart:axis chart:dimension="x" chart:name="primary-x" chart:style-name="ch5" chartooo:axis-type="text">
            <chart:categories table:cell-range-address="Feuil1.D8:Feuil1.K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D9:Feuil1.K9" chart:label-cell-address="Feuil1.C9:Feuil1.C9" chart:class="chart:bar">
            <chart:data-point chart:repeated="8"/>
          </chart:series>
          <chart:series chart:style-name="ch9" chart:values-cell-range-address="Feuil1.D10:Feuil1.K10" chart:label-cell-address="Feuil1.C10:Feuil1.C10" chart:class="chart:bar">
            <chart:data-point chart:repeated="8"/>
          </chart:series>
          <chart:series chart:style-name="ch10" chart:values-cell-range-address="Feuil1.D11:Feuil1.K11" chart:label-cell-address="Feuil1.C11:Feuil1.C11" chart:class="chart:bar">
            <chart:data-point chart:repeated="8"/>
          </chart:series>
          <chart:series chart:style-name="ch11" chart:values-cell-range-address="Feuil1.D12:Feuil1.K12" chart:label-cell-address="Feuil1.C12:Feuil1.C12" chart:class="chart:bar">
            <chart:data-point chart:repeated="8"/>
          </chart:series>
          <chart:series chart:style-name="ch12" chart:values-cell-range-address="Feuil1.D13:Feuil1.K13" chart:label-cell-address="Feuil1.C13:Feuil1.C13" chart:class="chart:bar">
            <chart:data-point chart:repeated="8"/>
          </chart:series>
          <chart:series chart:style-name="ch13" chart:values-cell-range-address="Feuil1.D14:Feuil1.K14" chart:label-cell-address="Feuil1.C14:Feuil1.C14" chart:class="chart:bar">
            <chart:data-point chart:repeated="8"/>
          </chart:series>
          <chart:series chart:style-name="ch14" chart:values-cell-range-address="Feuil1.D15:Feuil1.K15" chart:label-cell-address="Feuil1.C15:Feuil1.C15" chart:class="chart:bar">
            <chart:data-point chart:repeated="8"/>
          </chart:series>
          <chart:series chart:style-name="ch15" chart:values-cell-range-address="Feuil1.D16:Feuil1.K16" chart:label-cell-address="Feuil1.C16:Feuil1.C16" chart:class="chart:bar">
            <chart:data-point chart:repeated="8"/>
          </chart:series>
          <chart:series chart:style-name="ch16" chart:values-cell-range-address="Feuil1.D17:Feuil1.K17" chart:label-cell-address="Feuil1.C17:Feuil1.C17" chart:class="chart:bar">
            <chart:data-point chart:repeated="8"/>
          </chart:series>
          <chart:series chart:style-name="ch17" chart:values-cell-range-address="Feuil1.D18:Feuil1.K18" chart:label-cell-address="Feuil1.C18:Feuil1.C18" chart:class="chart:bar">
            <chart:data-point chart:repeated="8"/>
          </chart:series>
          <chart:series chart:style-name="ch18" chart:values-cell-range-address="Feuil1.D19:Feuil1.K19" chart:label-cell-address="Feuil1.C19:Feuil1.C19" chart:class="chart:bar">
            <chart:data-point chart:repeated="8"/>
          </chart:series>
          <chart:series chart:style-name="ch19" chart:values-cell-range-address="Feuil1.D20:Feuil1.K20" chart:label-cell-address="Feuil1.C20:Feuil1.C20" chart:class="chart:bar">
            <chart:data-point chart:repeated="8"/>
          </chart:series>
          <chart:series chart:style-name="ch20" chart:values-cell-range-address="Feuil1.D21:Feuil1.K21" chart:label-cell-address="Feuil1.C21:Feuil1.C21" chart:class="chart:bar">
            <chart:data-point chart:repeated="8"/>
          </chart:series>
          <chart:series chart:style-name="ch21" chart:values-cell-range-address="Feuil1.D22:Feuil1.K22" chart:label-cell-address="Feuil1.C22:Feuil1.C22" chart:class="chart:bar">
            <chart:data-point chart:repeated="8"/>
          </chart:series>
          <chart:series chart:style-name="ch22" chart:values-cell-range-address="Feuil1.D23:Feuil1.K23" chart:label-cell-address="Feuil1.C23:Feuil1.C23" chart:class="chart:bar">
            <chart:data-point chart:repeated="8"/>
          </chart:series>
          <chart:series chart:style-name="ch23" chart:values-cell-range-address="Feuil1.D24:Feuil1.K24" chart:label-cell-address="Feuil1.C24:Feuil1.C24" chart:class="chart:bar">
            <chart:data-point chart:repeated="8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1.D8:Feuil1.K8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DP</text:p>
                <draw:g>
                  <svg:desc>Feuil1.C9:Feuil1.C9</svg:desc>
                </draw:g>
              </table:table-cell>
              <table:table-cell office:value-type="float" office:value="44.465">
                <text:p>44.465</text:p>
                <draw:g>
                  <svg:desc>Feuil1.D9:Feuil1.K9</svg:desc>
                </draw:g>
              </table:table-cell>
              <table:table-cell office:value-type="float" office:value="131.099">
                <text:p>131.099</text:p>
              </table:table-cell>
              <table:table-cell office:value-type="float" office:value="348.464">
                <text:p>348.464</text:p>
              </table:table-cell>
              <table:table-cell office:value-type="float" office:value="283.24">
                <text:p>283.24</text:p>
              </table:table-cell>
              <table:table-cell office:value-type="float" office:value="14.166">
                <text:p>14.166</text:p>
              </table:table-cell>
              <table:table-cell office:value-type="float" office:value="216.628">
                <text:p>216.628</text:p>
              </table:table-cell>
              <table:table-cell office:value-type="float" office:value="44.719">
                <text:p>44.719</text:p>
              </table:table-cell>
              <table:table-cell office:value-type="float" office:value="119.918">
                <text:p>119.918</text:p>
              </table:table-cell>
            </table:table-row>
            <table:table-row>
              <table:table-cell office:value-type="string">
                <text:p>DP_OMP</text:p>
                <draw:g>
                  <svg:desc>Feuil1.C10:Feuil1.C10</svg:desc>
                </draw:g>
              </table:table-cell>
              <table:table-cell office:value-type="float" office:value="9.873">
                <text:p>9.873</text:p>
                <draw:g>
                  <svg:desc>Feuil1.D10:Feuil1.K10</svg:desc>
                </draw:g>
              </table:table-cell>
              <table:table-cell office:value-type="float" office:value="24.623">
                <text:p>24.623</text:p>
              </table:table-cell>
              <table:table-cell office:value-type="float" office:value="58.495">
                <text:p>58.495</text:p>
              </table:table-cell>
              <table:table-cell office:value-type="float" office:value="54.38">
                <text:p>54.38</text:p>
              </table:table-cell>
              <table:table-cell office:value-type="float" office:value="5.166">
                <text:p>5.166</text:p>
              </table:table-cell>
              <table:table-cell office:value-type="float" office:value="46.863">
                <text:p>46.863</text:p>
              </table:table-cell>
              <table:table-cell office:value-type="float" office:value="14.839">
                <text:p>14.839</text:p>
              </table:table-cell>
              <table:table-cell office:value-type="float" office:value="24.685">
                <text:p>24.685</text:p>
              </table:table-cell>
            </table:table-row>
            <table:table-row>
              <table:table-cell office:value-type="string">
                <text:p>DP_OMP_AVX</text:p>
                <draw:g>
                  <svg:desc>Feuil1.C11:Feuil1.C11</svg:desc>
                </draw:g>
              </table:table-cell>
              <table:table-cell office:value-type="float" office:value="3.108">
                <text:p>3.108</text:p>
                <draw:g>
                  <svg:desc>Feuil1.D11:Feuil1.K11</svg:desc>
                </draw:g>
              </table:table-cell>
              <table:table-cell office:value-type="float" office:value="7.532">
                <text:p>7.532</text:p>
              </table:table-cell>
              <table:table-cell office:value-type="float" office:value="17.956">
                <text:p>17.956</text:p>
              </table:table-cell>
              <table:table-cell office:value-type="float" office:value="15.544">
                <text:p>15.544</text:p>
              </table:table-cell>
              <table:table-cell office:value-type="float" office:value="2.019">
                <text:p>2.019</text:p>
              </table:table-cell>
              <table:table-cell office:value-type="float" office:value="13.973">
                <text:p>13.973</text:p>
              </table:table-cell>
              <table:table-cell office:value-type="float" office:value="4.519">
                <text:p>4.519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DP_OMP_AVX+</text:p>
                <draw:g>
                  <svg:desc>Feuil1.C12:Feuil1.C12</svg:desc>
                </draw:g>
              </table:table-cell>
              <table:table-cell office:value-type="float" office:value="2.469">
                <text:p>2.469</text:p>
                <draw:g>
                  <svg:desc>Feuil1.D12:Feuil1.K12</svg:desc>
                </draw:g>
              </table:table-cell>
              <table:table-cell office:value-type="float" office:value="6.12">
                <text:p>6.12</text:p>
              </table:table-cell>
              <table:table-cell office:value-type="float" office:value="15.184">
                <text:p>15.184</text:p>
              </table:table-cell>
              <table:table-cell office:value-type="float" office:value="12.598">
                <text:p>12.598</text:p>
              </table:table-cell>
              <table:table-cell office:value-type="float" office:value="1.608">
                <text:p>1.608</text:p>
              </table:table-cell>
              <table:table-cell office:value-type="float" office:value="11.019">
                <text:p>11.019</text:p>
              </table:table-cell>
              <table:table-cell office:value-type="float" office:value="3.511">
                <text:p>3.51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DP_OMP_AVX++</text:p>
                <draw:g>
                  <svg:desc>Feuil1.C13:Feuil1.C13</svg:desc>
                </draw:g>
              </table:table-cell>
              <table:table-cell office:value-type="float" office:value="3.752">
                <text:p>3.752</text:p>
                <draw:g>
                  <svg:desc>Feuil1.D13:Feuil1.K13</svg:desc>
                </draw:g>
              </table:table-cell>
              <table:table-cell office:value-type="float" office:value="9.786">
                <text:p>9.786</text:p>
              </table:table-cell>
              <table:table-cell office:value-type="float" office:value="22.413">
                <text:p>22.413</text:p>
              </table:table-cell>
              <table:table-cell office:value-type="float" office:value="19.866">
                <text:p>19.866</text:p>
              </table:table-cell>
              <table:table-cell office:value-type="float" office:value="2.306">
                <text:p>2.306</text:p>
              </table:table-cell>
              <table:table-cell office:value-type="float" office:value="17.097">
                <text:p>17.097</text:p>
              </table:table-cell>
              <table:table-cell office:value-type="float" office:value="5.442">
                <text:p>5.442</text:p>
              </table:table-cell>
              <table:table-cell office:value-type="float" office:value="9.039">
                <text:p>9.039</text:p>
              </table:table-cell>
            </table:table-row>
            <table:table-row>
              <table:table-cell office:value-type="string">
                <text:p>SP</text:p>
                <draw:g>
                  <svg:desc>Feuil1.C14:Feuil1.C14</svg:desc>
                </draw:g>
              </table:table-cell>
              <table:table-cell office:value-type="float" office:value="26.934">
                <text:p>26.934</text:p>
                <draw:g>
                  <svg:desc>Feuil1.D14:Feuil1.K14</svg:desc>
                </draw:g>
              </table:table-cell>
              <table:table-cell office:value-type="float" office:value="114.894">
                <text:p>114.894</text:p>
              </table:table-cell>
              <table:table-cell office:value-type="float" office:value="323.897">
                <text:p>323.897</text:p>
              </table:table-cell>
              <table:table-cell office:value-type="float" office:value="238.879">
                <text:p>238.879</text:p>
              </table:table-cell>
              <table:table-cell office:value-type="float" office:value="14.546">
                <text:p>14.546</text:p>
              </table:table-cell>
              <table:table-cell office:value-type="float" office:value="218.021">
                <text:p>218.021</text:p>
              </table:table-cell>
              <table:table-cell office:value-type="float" office:value="45.206">
                <text:p>45.206</text:p>
              </table:table-cell>
              <table:table-cell office:value-type="float" office:value="120.398">
                <text:p>120.398</text:p>
              </table:table-cell>
            </table:table-row>
            <table:table-row>
              <table:table-cell office:value-type="string">
                <text:p>SP_OMP</text:p>
                <draw:g>
                  <svg:desc>Feuil1.C15:Feuil1.C15</svg:desc>
                </draw:g>
              </table:table-cell>
              <table:table-cell office:value-type="float" office:value="6.889">
                <text:p>6.889</text:p>
                <draw:g>
                  <svg:desc>Feuil1.D15:Feuil1.K15</svg:desc>
                </draw:g>
              </table:table-cell>
              <table:table-cell office:value-type="float" office:value="27.599">
                <text:p>27.599</text:p>
              </table:table-cell>
              <table:table-cell office:value-type="float" office:value="66.422">
                <text:p>66.422</text:p>
              </table:table-cell>
              <table:table-cell office:value-type="float" office:value="57.733">
                <text:p>57.733</text:p>
              </table:table-cell>
              <table:table-cell office:value-type="float" office:value="6.289">
                <text:p>6.289</text:p>
              </table:table-cell>
              <table:table-cell office:value-type="float" office:value="57.676">
                <text:p>57.676</text:p>
              </table:table-cell>
              <table:table-cell office:value-type="float" office:value="18.154">
                <text:p>18.154</text:p>
              </table:table-cell>
              <table:table-cell office:value-type="float" office:value="30.624">
                <text:p>30.624</text:p>
              </table:table-cell>
            </table:table-row>
            <table:table-row>
              <table:table-cell office:value-type="string">
                <text:p>SP_OMP_AVX</text:p>
                <draw:g>
                  <svg:desc>Feuil1.C16:Feuil1.C16</svg:desc>
                </draw:g>
              </table:table-cell>
              <table:table-cell office:value-type="float" office:value="1.428">
                <text:p>1.428</text:p>
                <draw:g>
                  <svg:desc>Feuil1.D16:Feuil1.K16</svg:desc>
                </draw:g>
              </table:table-cell>
              <table:table-cell office:value-type="float" office:value="3.627">
                <text:p>3.627</text:p>
              </table:table-cell>
              <table:table-cell office:value-type="float" office:value="9.727">
                <text:p>9.727</text:p>
              </table:table-cell>
              <table:table-cell office:value-type="float" office:value="6.902">
                <text:p>6.902</text:p>
              </table:table-cell>
              <table:table-cell office:value-type="float" office:value="1.312">
                <text:p>1.312</text:p>
              </table:table-cell>
              <table:table-cell office:value-type="float" office:value="7.457">
                <text:p>7.457</text:p>
              </table:table-cell>
              <table:table-cell office:value-type="float" office:value="2.417">
                <text:p>2.417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SP_OMP_AVX+</text:p>
                <draw:g>
                  <svg:desc>Feuil1.C17:Feuil1.C17</svg:desc>
                </draw:g>
              </table:table-cell>
              <table:table-cell office:value-type="float" office:value="1.204">
                <text:p>1.204</text:p>
                <draw:g>
                  <svg:desc>Feuil1.D17:Feuil1.K17</svg:desc>
                </draw:g>
              </table:table-cell>
              <table:table-cell office:value-type="float" office:value="3.002">
                <text:p>3.002</text:p>
              </table:table-cell>
              <table:table-cell office:value-type="float" office:value="8.172">
                <text:p>8.172</text:p>
              </table:table-cell>
              <table:table-cell office:value-type="float" office:value="5.826">
                <text:p>5.826</text:p>
              </table:table-cell>
              <table:table-cell office:value-type="float" office:value="1.195">
                <text:p>1.195</text:p>
              </table:table-cell>
              <table:table-cell office:value-type="float" office:value="6.072">
                <text:p>6.072</text:p>
              </table:table-cell>
              <table:table-cell office:value-type="float" office:value="1.868">
                <text:p>1.868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SP_OMP_AVX++</text:p>
                <draw:g>
                  <svg:desc>Feuil1.C18:Feuil1.C18</svg:desc>
                </draw:g>
              </table:table-cell>
              <table:table-cell office:value-type="float" office:value="NaN">
                <text:p>NaN</text:p>
                <draw:g>
                  <svg:desc>Feuil1.D18:Feuil1.K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</text:p>
                <draw:g>
                  <svg:desc>Feuil1.C19:Feuil1.C19</svg:desc>
                </draw:g>
              </table:table-cell>
              <table:table-cell office:value-type="float" office:value="29.466">
                <text:p>29.466</text:p>
                <draw:g>
                  <svg:desc>Feuil1.D19:Feuil1.K19</svg:desc>
                </draw:g>
              </table:table-cell>
              <table:table-cell office:value-type="float" office:value="112.523">
                <text:p>112.523</text:p>
              </table:table-cell>
              <table:table-cell office:value-type="float" office:value="337.063">
                <text:p>337.063</text:p>
              </table:table-cell>
              <table:table-cell office:value-type="float" office:value="123.584">
                <text:p>123.584</text:p>
              </table:table-cell>
              <table:table-cell office:value-type="float" office:value="14.957">
                <text:p>14.957</text:p>
              </table:table-cell>
              <table:table-cell office:value-type="float" office:value="210.548">
                <text:p>210.548</text:p>
              </table:table-cell>
              <table:table-cell office:value-type="float" office:value="43.885">
                <text:p>43.885</text:p>
              </table:table-cell>
              <table:table-cell office:value-type="float" office:value="116.306">
                <text:p>116.306</text:p>
              </table:table-cell>
            </table:table-row>
            <table:table-row>
              <table:table-cell office:value-type="string">
                <text:p>FP_OMP</text:p>
                <draw:g>
                  <svg:desc>Feuil1.C20:Feuil1.C20</svg:desc>
                </draw:g>
              </table:table-cell>
              <table:table-cell office:value-type="float" office:value="7.847">
                <text:p>7.847</text:p>
                <draw:g>
                  <svg:desc>Feuil1.D20:Feuil1.K20</svg:desc>
                </draw:g>
              </table:table-cell>
              <table:table-cell office:value-type="float" office:value="25.445">
                <text:p>25.445</text:p>
              </table:table-cell>
              <table:table-cell office:value-type="float" office:value="68.313">
                <text:p>68.313</text:p>
              </table:table-cell>
              <table:table-cell office:value-type="float" office:value="89.895">
                <text:p>89.895</text:p>
              </table:table-cell>
              <table:table-cell office:value-type="float" office:value="5.617">
                <text:p>5.617</text:p>
              </table:table-cell>
              <table:table-cell office:value-type="float" office:value="53.83">
                <text:p>53.83</text:p>
              </table:table-cell>
              <table:table-cell office:value-type="float" office:value="15.421">
                <text:p>15.421</text:p>
              </table:table-cell>
              <table:table-cell office:value-type="float" office:value="28.342">
                <text:p>28.342</text:p>
              </table:table-cell>
            </table:table-row>
            <table:table-row>
              <table:table-cell office:value-type="string">
                <text:p>FP_OMP_SSE</text:p>
                <draw:g>
                  <svg:desc>Feuil1.C21:Feuil1.C21</svg:desc>
                </draw:g>
              </table:table-cell>
              <table:table-cell office:value-type="float" office:value="NaN">
                <text:p>NaN</text:p>
                <draw:g>
                  <svg:desc>Feuil1.D21:Feuil1.K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_SSE+</text:p>
                <draw:g>
                  <svg:desc>Feuil1.C22:Feuil1.C22</svg:desc>
                </draw:g>
              </table:table-cell>
              <table:table-cell office:value-type="float" office:value="NaN">
                <text:p>NaN</text:p>
                <draw:g>
                  <svg:desc>Feuil1.D22:Feuil1.K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_SSE++</text:p>
                <draw:g>
                  <svg:desc>Feuil1.C23:Feuil1.C23</svg:desc>
                </draw:g>
              </table:table-cell>
              <table:table-cell office:value-type="float" office:value="NaN">
                <text:p>NaN</text:p>
                <draw:g>
                  <svg:desc>Feuil1.D23:Feuil1.K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Feuil1.C24:Feuil1.C24</svg:desc>
                </draw:g>
              </table:table-cell>
              <table:table-cell office:value-type="float" office:value="NaN">
                <text:p>NaN</text:p>
                <draw:g>
                  <svg:desc>Feuil1.D24:Feuil1.K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4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e480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636363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9973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3682b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698ed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1975a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7b7b7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cd33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2.884cm" svg:height="15.377cm" xlink:href=".." xlink:type="simple" chart:class="chart:bar" chart:style-name="ch1">
        <chart:title svg:x="2.635cm" svg:y="0.442cm" chart:style-name="ch2">
          <text:p>Temps moyen pour les différents modules de convergence(&gt;= omp)</text:p>
        </chart:title>
        <chart:legend svg:x="4.761cm" svg:y="13.478cm" style:legend-expansion="custom" chartooo:width="12.055cm" chartooo:height="1.868cm" style:legend-expansion-aspect-ratio="6.453426124197" chart:style-name="ch3"/>
        <chart:plot-area chart:style-name="ch4" table:cell-range-address="Feuil1.D8:Feuil1.K8 Feuil1.C10:Feuil1.K13 Feuil1.C15:Feuil1.K18 Feuil1.C20:Feuil1.K24" chart:data-source-has-labels="both" svg:x="0.25cm" svg:y="1.745cm" svg:width="22.04cm" svg:height="11.87cm">
          <chartooo:coordinate-region svg:x="1.515cm" svg:y="1.932cm" svg:width="20.775cm" svg:height="11.063cm"/>
          <chart:axis chart:dimension="x" chart:name="primary-x" chart:style-name="ch5" chartooo:axis-type="text">
            <chart:categories table:cell-range-address="Feuil1.D8:Feuil1.K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D10:Feuil1.K10" chart:label-cell-address="Feuil1.C10:Feuil1.C10" chart:class="chart:bar">
            <chart:data-point chart:repeated="8"/>
          </chart:series>
          <chart:series chart:style-name="ch9" chart:values-cell-range-address="Feuil1.D11:Feuil1.K11" chart:label-cell-address="Feuil1.C11:Feuil1.C11" chart:class="chart:bar">
            <chart:data-point chart:repeated="8"/>
          </chart:series>
          <chart:series chart:style-name="ch10" chart:values-cell-range-address="Feuil1.D12:Feuil1.K12" chart:label-cell-address="Feuil1.C12:Feuil1.C12" chart:class="chart:bar">
            <chart:data-point chart:repeated="8"/>
          </chart:series>
          <chart:series chart:style-name="ch11" chart:values-cell-range-address="Feuil1.D13:Feuil1.K13" chart:label-cell-address="Feuil1.C13:Feuil1.C13" chart:class="chart:bar">
            <chart:data-point chart:repeated="8"/>
          </chart:series>
          <chart:series chart:style-name="ch12" chart:values-cell-range-address="Feuil1.D15:Feuil1.K15" chart:label-cell-address="Feuil1.C15:Feuil1.C15" chart:class="chart:bar">
            <chart:data-point chart:repeated="8"/>
          </chart:series>
          <chart:series chart:style-name="ch13" chart:values-cell-range-address="Feuil1.D16:Feuil1.K16" chart:label-cell-address="Feuil1.C16:Feuil1.C16" chart:class="chart:bar">
            <chart:data-point chart:repeated="8"/>
          </chart:series>
          <chart:series chart:style-name="ch14" chart:values-cell-range-address="Feuil1.D17:Feuil1.K17" chart:label-cell-address="Feuil1.C17:Feuil1.C17" chart:class="chart:bar">
            <chart:data-point chart:repeated="8"/>
          </chart:series>
          <chart:series chart:style-name="ch15" chart:values-cell-range-address="Feuil1.D18:Feuil1.K18" chart:label-cell-address="Feuil1.C18:Feuil1.C18" chart:class="chart:bar">
            <chart:data-point chart:repeated="8"/>
          </chart:series>
          <chart:series chart:style-name="ch16" chart:values-cell-range-address="Feuil1.D20:Feuil1.K20" chart:label-cell-address="Feuil1.C20:Feuil1.C20" chart:class="chart:bar">
            <chart:data-point chart:repeated="8"/>
          </chart:series>
          <chart:series chart:style-name="ch17" chart:values-cell-range-address="Feuil1.D21:Feuil1.K21" chart:label-cell-address="Feuil1.C21:Feuil1.C21" chart:class="chart:bar">
            <chart:data-point chart:repeated="8"/>
          </chart:series>
          <chart:series chart:style-name="ch18" chart:values-cell-range-address="Feuil1.D22:Feuil1.K22" chart:label-cell-address="Feuil1.C22:Feuil1.C22" chart:class="chart:bar">
            <chart:data-point chart:repeated="8"/>
          </chart:series>
          <chart:series chart:style-name="ch19" chart:values-cell-range-address="Feuil1.D23:Feuil1.K23" chart:label-cell-address="Feuil1.C23:Feuil1.C23" chart:class="chart:bar">
            <chart:data-point chart:repeated="8"/>
          </chart:series>
          <chart:series chart:style-name="ch20" chart:values-cell-range-address="Feuil1.D24:Feuil1.K24" chart:label-cell-address="Feuil1.C24:Feuil1.C24" chart:class="chart:bar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1.D8:Feuil1.K8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DP_OMP</text:p>
                <draw:g>
                  <svg:desc>Feuil1.C10:Feuil1.C10</svg:desc>
                </draw:g>
              </table:table-cell>
              <table:table-cell office:value-type="float" office:value="9.873">
                <text:p>9.873</text:p>
                <draw:g>
                  <svg:desc>Feuil1.D10:Feuil1.K10</svg:desc>
                </draw:g>
              </table:table-cell>
              <table:table-cell office:value-type="float" office:value="24.623">
                <text:p>24.623</text:p>
              </table:table-cell>
              <table:table-cell office:value-type="float" office:value="58.495">
                <text:p>58.495</text:p>
              </table:table-cell>
              <table:table-cell office:value-type="float" office:value="54.38">
                <text:p>54.38</text:p>
              </table:table-cell>
              <table:table-cell office:value-type="float" office:value="5.166">
                <text:p>5.166</text:p>
              </table:table-cell>
              <table:table-cell office:value-type="float" office:value="46.863">
                <text:p>46.863</text:p>
              </table:table-cell>
              <table:table-cell office:value-type="float" office:value="14.839">
                <text:p>14.839</text:p>
              </table:table-cell>
              <table:table-cell office:value-type="float" office:value="24.685">
                <text:p>24.685</text:p>
              </table:table-cell>
            </table:table-row>
            <table:table-row>
              <table:table-cell office:value-type="string">
                <text:p>DP_OMP_AVX</text:p>
                <draw:g>
                  <svg:desc>Feuil1.C11:Feuil1.C11</svg:desc>
                </draw:g>
              </table:table-cell>
              <table:table-cell office:value-type="float" office:value="3.108">
                <text:p>3.108</text:p>
                <draw:g>
                  <svg:desc>Feuil1.D11:Feuil1.K11</svg:desc>
                </draw:g>
              </table:table-cell>
              <table:table-cell office:value-type="float" office:value="7.532">
                <text:p>7.532</text:p>
              </table:table-cell>
              <table:table-cell office:value-type="float" office:value="17.956">
                <text:p>17.956</text:p>
              </table:table-cell>
              <table:table-cell office:value-type="float" office:value="15.544">
                <text:p>15.544</text:p>
              </table:table-cell>
              <table:table-cell office:value-type="float" office:value="2.019">
                <text:p>2.019</text:p>
              </table:table-cell>
              <table:table-cell office:value-type="float" office:value="13.973">
                <text:p>13.973</text:p>
              </table:table-cell>
              <table:table-cell office:value-type="float" office:value="4.519">
                <text:p>4.519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DP_OMP_AVX+</text:p>
                <draw:g>
                  <svg:desc>Feuil1.C12:Feuil1.C12</svg:desc>
                </draw:g>
              </table:table-cell>
              <table:table-cell office:value-type="float" office:value="2.469">
                <text:p>2.469</text:p>
                <draw:g>
                  <svg:desc>Feuil1.D12:Feuil1.K12</svg:desc>
                </draw:g>
              </table:table-cell>
              <table:table-cell office:value-type="float" office:value="6.12">
                <text:p>6.12</text:p>
              </table:table-cell>
              <table:table-cell office:value-type="float" office:value="15.184">
                <text:p>15.184</text:p>
              </table:table-cell>
              <table:table-cell office:value-type="float" office:value="12.598">
                <text:p>12.598</text:p>
              </table:table-cell>
              <table:table-cell office:value-type="float" office:value="1.608">
                <text:p>1.608</text:p>
              </table:table-cell>
              <table:table-cell office:value-type="float" office:value="11.019">
                <text:p>11.019</text:p>
              </table:table-cell>
              <table:table-cell office:value-type="float" office:value="3.511">
                <text:p>3.51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DP_OMP_AVX++</text:p>
                <draw:g>
                  <svg:desc>Feuil1.C13:Feuil1.C13</svg:desc>
                </draw:g>
              </table:table-cell>
              <table:table-cell office:value-type="float" office:value="3.752">
                <text:p>3.752</text:p>
                <draw:g>
                  <svg:desc>Feuil1.D13:Feuil1.K13</svg:desc>
                </draw:g>
              </table:table-cell>
              <table:table-cell office:value-type="float" office:value="9.786">
                <text:p>9.786</text:p>
              </table:table-cell>
              <table:table-cell office:value-type="float" office:value="22.413">
                <text:p>22.413</text:p>
              </table:table-cell>
              <table:table-cell office:value-type="float" office:value="19.866">
                <text:p>19.866</text:p>
              </table:table-cell>
              <table:table-cell office:value-type="float" office:value="2.306">
                <text:p>2.306</text:p>
              </table:table-cell>
              <table:table-cell office:value-type="float" office:value="17.097">
                <text:p>17.097</text:p>
              </table:table-cell>
              <table:table-cell office:value-type="float" office:value="5.442">
                <text:p>5.442</text:p>
              </table:table-cell>
              <table:table-cell office:value-type="float" office:value="9.039">
                <text:p>9.039</text:p>
              </table:table-cell>
            </table:table-row>
            <table:table-row>
              <table:table-cell office:value-type="string">
                <text:p>SP_OMP</text:p>
                <draw:g>
                  <svg:desc>Feuil1.C15:Feuil1.C15</svg:desc>
                </draw:g>
              </table:table-cell>
              <table:table-cell office:value-type="float" office:value="6.889">
                <text:p>6.889</text:p>
                <draw:g>
                  <svg:desc>Feuil1.D15:Feuil1.K15</svg:desc>
                </draw:g>
              </table:table-cell>
              <table:table-cell office:value-type="float" office:value="27.599">
                <text:p>27.599</text:p>
              </table:table-cell>
              <table:table-cell office:value-type="float" office:value="66.422">
                <text:p>66.422</text:p>
              </table:table-cell>
              <table:table-cell office:value-type="float" office:value="57.733">
                <text:p>57.733</text:p>
              </table:table-cell>
              <table:table-cell office:value-type="float" office:value="6.289">
                <text:p>6.289</text:p>
              </table:table-cell>
              <table:table-cell office:value-type="float" office:value="57.676">
                <text:p>57.676</text:p>
              </table:table-cell>
              <table:table-cell office:value-type="float" office:value="18.154">
                <text:p>18.154</text:p>
              </table:table-cell>
              <table:table-cell office:value-type="float" office:value="30.624">
                <text:p>30.624</text:p>
              </table:table-cell>
            </table:table-row>
            <table:table-row>
              <table:table-cell office:value-type="string">
                <text:p>SP_OMP_AVX</text:p>
                <draw:g>
                  <svg:desc>Feuil1.C16:Feuil1.C16</svg:desc>
                </draw:g>
              </table:table-cell>
              <table:table-cell office:value-type="float" office:value="1.428">
                <text:p>1.428</text:p>
                <draw:g>
                  <svg:desc>Feuil1.D16:Feuil1.K16</svg:desc>
                </draw:g>
              </table:table-cell>
              <table:table-cell office:value-type="float" office:value="3.627">
                <text:p>3.627</text:p>
              </table:table-cell>
              <table:table-cell office:value-type="float" office:value="9.727">
                <text:p>9.727</text:p>
              </table:table-cell>
              <table:table-cell office:value-type="float" office:value="6.902">
                <text:p>6.902</text:p>
              </table:table-cell>
              <table:table-cell office:value-type="float" office:value="1.312">
                <text:p>1.312</text:p>
              </table:table-cell>
              <table:table-cell office:value-type="float" office:value="7.457">
                <text:p>7.457</text:p>
              </table:table-cell>
              <table:table-cell office:value-type="float" office:value="2.417">
                <text:p>2.417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SP_OMP_AVX+</text:p>
                <draw:g>
                  <svg:desc>Feuil1.C17:Feuil1.C17</svg:desc>
                </draw:g>
              </table:table-cell>
              <table:table-cell office:value-type="float" office:value="1.204">
                <text:p>1.204</text:p>
                <draw:g>
                  <svg:desc>Feuil1.D17:Feuil1.K17</svg:desc>
                </draw:g>
              </table:table-cell>
              <table:table-cell office:value-type="float" office:value="3.002">
                <text:p>3.002</text:p>
              </table:table-cell>
              <table:table-cell office:value-type="float" office:value="8.172">
                <text:p>8.172</text:p>
              </table:table-cell>
              <table:table-cell office:value-type="float" office:value="5.826">
                <text:p>5.826</text:p>
              </table:table-cell>
              <table:table-cell office:value-type="float" office:value="1.195">
                <text:p>1.195</text:p>
              </table:table-cell>
              <table:table-cell office:value-type="float" office:value="6.072">
                <text:p>6.072</text:p>
              </table:table-cell>
              <table:table-cell office:value-type="float" office:value="1.868">
                <text:p>1.868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SP_OMP_AVX++</text:p>
                <draw:g>
                  <svg:desc>Feuil1.C18:Feuil1.C18</svg:desc>
                </draw:g>
              </table:table-cell>
              <table:table-cell office:value-type="float" office:value="NaN">
                <text:p>NaN</text:p>
                <draw:g>
                  <svg:desc>Feuil1.D18:Feuil1.K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</text:p>
                <draw:g>
                  <svg:desc>Feuil1.C20:Feuil1.C20</svg:desc>
                </draw:g>
              </table:table-cell>
              <table:table-cell office:value-type="float" office:value="7.847">
                <text:p>7.847</text:p>
                <draw:g>
                  <svg:desc>Feuil1.D20:Feuil1.K20</svg:desc>
                </draw:g>
              </table:table-cell>
              <table:table-cell office:value-type="float" office:value="25.445">
                <text:p>25.445</text:p>
              </table:table-cell>
              <table:table-cell office:value-type="float" office:value="68.313">
                <text:p>68.313</text:p>
              </table:table-cell>
              <table:table-cell office:value-type="float" office:value="89.895">
                <text:p>89.895</text:p>
              </table:table-cell>
              <table:table-cell office:value-type="float" office:value="5.617">
                <text:p>5.617</text:p>
              </table:table-cell>
              <table:table-cell office:value-type="float" office:value="53.83">
                <text:p>53.83</text:p>
              </table:table-cell>
              <table:table-cell office:value-type="float" office:value="15.421">
                <text:p>15.421</text:p>
              </table:table-cell>
              <table:table-cell office:value-type="float" office:value="28.342">
                <text:p>28.342</text:p>
              </table:table-cell>
            </table:table-row>
            <table:table-row>
              <table:table-cell office:value-type="string">
                <text:p>FP_OMP_SSE</text:p>
                <draw:g>
                  <svg:desc>Feuil1.C21:Feuil1.C21</svg:desc>
                </draw:g>
              </table:table-cell>
              <table:table-cell office:value-type="float" office:value="NaN">
                <text:p>NaN</text:p>
                <draw:g>
                  <svg:desc>Feuil1.D21:Feuil1.K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_SSE+</text:p>
                <draw:g>
                  <svg:desc>Feuil1.C22:Feuil1.C22</svg:desc>
                </draw:g>
              </table:table-cell>
              <table:table-cell office:value-type="float" office:value="NaN">
                <text:p>NaN</text:p>
                <draw:g>
                  <svg:desc>Feuil1.D22:Feuil1.K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_SSE++</text:p>
                <draw:g>
                  <svg:desc>Feuil1.C23:Feuil1.C23</svg:desc>
                </draw:g>
              </table:table-cell>
              <table:table-cell office:value-type="float" office:value="NaN">
                <text:p>NaN</text:p>
                <draw:g>
                  <svg:desc>Feuil1.D23:Feuil1.K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Feuil1.C24:Feuil1.C24</svg:desc>
                </draw:g>
              </table:table-cell>
              <table:table-cell office:value-type="float" office:value="NaN">
                <text:p>NaN</text:p>
                <draw:g>
                  <svg:desc>Feuil1.D24:Feuil1.K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